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7cm"/>
    </style:style>
    <style:style style:name="gr53" style:family="graphic" style:parent-style-name="standard">
      <style:graphic-properties draw:stroke="none" draw:fill-color="#ff3333" draw:textarea-horizontal-align="justify" draw:textarea-vertical-align="middle" draw:auto-grow-height="false" fo:min-height="0.253cm" fo:min-width="0.025cm"/>
    </style:style>
    <style:style style:name="gr54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7.65cm" fo:min-width="3.9cm" fo:padding-top="0.175cm" fo:padding-bottom="0.175cm" fo:padding-left="0.3cm" fo:padding-right="0.3cm"/>
    </style:style>
    <style:style style:name="gr55" style:family="graphic" style:parent-style-name="measure">
      <style:graphic-properties draw:textarea-vertical-align="middle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.274cm" fo:min-width="0.024cm"/>
    </style:style>
    <style:style style:name="gr57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2.832cm" fo:min-width="2.582cm" fo:padding-top="0.175cm" fo:padding-bottom="0.175cm" fo:padding-left="0.3cm" fo:padding-right="0.3cm"/>
    </style:style>
    <style:style style:name="gr58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cm" fo:min-width="0cm" style:protect="siz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8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62" style:family="graphic" style:parent-style-name="Object_20_with_20_no_20_fill_20_and_20_no_20_line">
      <style:graphic-properties draw:textarea-vertical-align="middle" draw:ole-draw-aspect="1" style:protect="siz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66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16.13cm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6.2cm"/>
    </style:style>
    <style:style style:name="gr6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textarea-horizontal-align="justify" draw:textarea-vertical-align="middle" draw:auto-grow-height="false" fo:min-height="0.102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90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73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1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8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5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02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36cm"/>
    </style:style>
    <style:style style:name="gr82" style:family="graphic" style:parent-style-name="standard">
      <style:graphic-properties draw:textarea-horizontal-align="justify" draw:textarea-vertical-align="middle" draw:auto-grow-height="false" fo:min-height="0.65cm" fo:min-width="2.5cm"/>
    </style:style>
    <style:style style:name="gr83" style:family="graphic" style:parent-style-name="standard">
      <style:graphic-properties draw:fill="solid" draw:fill-color="#ccffcc" draw:textarea-horizontal-align="justify" draw:textarea-vertical-align="middle" draw:auto-grow-height="false" fo:min-height="0.65cm" fo:min-width="2.5cm"/>
    </style:style>
    <style:style style:name="gr84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8.5cm"/>
    </style:style>
    <style:style style:name="gr85" style:family="graphic" style:parent-style-name="standard">
      <style:graphic-properties draw:fill="solid" draw:fill-color="#ccffcc" draw:textarea-horizontal-align="justify" draw:textarea-vertical-align="middle" draw:auto-grow-height="false" fo:min-height="0.75cm" fo:min-width="8.5cm"/>
    </style:style>
    <style:style style:name="gr86" style:family="graphic" style:parent-style-name="measure" style:list-style-name="L1">
      <style:graphic-properties draw:textarea-vertical-align="middle"/>
    </style:style>
    <style:style style:name="gr87" style:family="graphic" style:parent-style-name="measure" style:list-style-name="L1">
      <style:graphic-properties draw:textarea-vertical-align="middle"/>
    </style:style>
    <style:style style:name="gr88" style:family="graphic" style:parent-style-name="measure" style:list-style-name="L1">
      <style:graphic-properties draw:textarea-vertical-align="middle"/>
    </style:style>
    <style:style style:name="gr89" style:family="graphic" style:parent-style-name="measure" style:list-style-name="L1">
      <style:graphic-properties draw:textarea-vertical-align="middle"/>
    </style:style>
    <style:style style:name="gr90" style:family="graphic" style:parent-style-name="measure" style:list-style-name="L1">
      <style:graphic-properties draw:textarea-vertical-align="middle"/>
    </style:style>
    <style:style style:name="gr91" style:family="graphic" style:parent-style-name="measure" style:list-style-name="L1">
      <style:graphic-properties draw:textarea-vertical-align="middle"/>
    </style:style>
    <style:style style:name="gr92" style:family="graphic" style:parent-style-name="measure" style:list-style-name="L1">
      <style:graphic-properties draw:textarea-vertical-align="middle"/>
    </style:style>
    <style:style style:name="gr93" style:family="graphic" style:parent-style-name="measure" style:list-style-name="L1">
      <style:graphic-properties draw:textarea-vertical-align="middle"/>
    </style:style>
    <style:style style:name="gr94" style:family="graphic" style:parent-style-name="measure" style:list-style-name="L1">
      <style:graphic-properties draw:textarea-vertical-align="middle"/>
    </style:style>
    <style:style style:name="gr95" style:family="graphic" style:parent-style-name="measure" style:list-style-name="L1">
      <style:graphic-properties draw:textarea-vertical-align="middle"/>
    </style:style>
    <style:style style:name="gr96" style:family="graphic" style:parent-style-name="measure" style:list-style-name="L1">
      <style:graphic-properties draw:textarea-vertical-align="middle"/>
    </style:style>
    <style:style style:name="gr97" style:family="graphic" style:parent-style-name="measure" style:list-style-name="L1">
      <style:graphic-properties draw:textarea-vertical-align="middle"/>
    </style:style>
    <style:style style:name="gr98" style:family="graphic" style:parent-style-name="standard">
      <style:graphic-properties draw:fill="hatch" draw:fill-color="#729fcf" draw:fill-hatch-name="Black_20_90_20_degrees_20_wide_20_spacing" draw:fill-hatch-solid="true" draw:textarea-horizontal-align="justify" draw:textarea-vertical-align="middle" draw:auto-grow-height="false" fo:min-height="0.75cm" fo:min-width="8.5cm"/>
    </style:style>
    <style:style style:name="gr99" style:family="graphic" style:parent-style-name="standard">
      <style:graphic-properties draw:fill="hatch" draw:fill-color="#ccffcc" draw:fill-hatch-name="Black_20_90_20_degrees_20_wide_20_spacing" draw:fill-hatch-solid="true" draw:textarea-horizontal-align="justify" draw:textarea-vertical-align="middle" draw:auto-grow-height="false" fo:min-height="0.75cm" fo:min-width="8.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1.07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1.11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78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01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072cm"/>
    </style:style>
    <style:style style:name="gr106" style:family="graphic" style:parent-style-name="standard">
      <style:graphic-properties draw:textarea-horizontal-align="justify" draw:textarea-vertical-align="middle" draw:auto-grow-height="false" fo:min-height="1.736cm" fo:min-width="3.486cm"/>
    </style:style>
    <style:style style:name="gr107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108" style:family="graphic" style:parent-style-name="standard">
      <style:graphic-properties draw:fill-color="#99ff66" draw:textarea-horizontal-align="justify" draw:textarea-vertical-align="middle" draw:auto-grow-height="false" fo:min-height="1.736cm" fo:min-width="3.486cm"/>
    </style:style>
    <style:style style:name="gr109" style:family="graphic" style:parent-style-name="standard">
      <style:graphic-properties draw:fill-color="#99ff66" draw:textarea-horizontal-align="justify" draw:textarea-vertical-align="middle" draw:auto-grow-height="false" fo:min-height="0.528cm" fo:min-width="0.278cm"/>
    </style:style>
    <style:style style:name="gr110" style:family="graphic" style:parent-style-name="objectwithoutfill">
      <style:graphic-properties draw:fill="none" draw:fill-color="#99ff66" draw:textarea-vertical-align="middle"/>
    </style:style>
    <style:style style:name="gr111" style:family="graphic" style:parent-style-name="objectwithoutfill">
      <style:graphic-properties draw:stroke="dash" draw:stroke-dash="Fine_20_Dashed"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112" style:family="graphic" style:parent-style-name="objectwithoutfill">
      <style:graphic-properties draw:stroke="dash" draw:stroke-dash="Ultra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line-height="100%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00"/>
    </style:style>
    <style:style style:name="P6" style:family="paragraph">
      <loext:graphic-properties draw:fill="solid" draw:fill-color="#cfe7f5"/>
      <style:paragraph-properties fo:text-align="center"/>
    </style:style>
    <style:style style:name="P7" style:family="paragraph">
      <loext:graphic-properties draw:fill="solid" draw:fill-color="#aecf00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 draw:fill-color="#0084d1"/>
      <style:paragraph-properties fo:text-align="center"/>
    </style:style>
    <style:style style:name="P11" style:family="paragraph">
      <loext:graphic-properties draw:fill="solid" draw:fill-color="#ccffcc"/>
      <style:paragraph-properties fo:text-align="center"/>
    </style:style>
    <style:style style:name="P12" style:family="paragraph">
      <loext:graphic-properties draw:fill="solid" draw:fill-color="#729fcf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hatch" draw:fill-color="#729fcf" draw:fill-hatch-name="Black_20_90_20_degrees_20_wide_20_spacing" draw:fill-hatch-solid="true"/>
      <style:paragraph-properties fo:text-align="center"/>
    </style:style>
    <style:style style:name="P15" style:family="paragraph">
      <loext:graphic-properties draw:fill="hatch" draw:fill-color="#ccffcc" draw:fill-hatch-name="Black_20_90_20_degrees_20_wide_20_spacing" draw:fill-hatch-solid="true"/>
      <style:paragraph-properties fo:text-align="center"/>
    </style:style>
    <style:style style:name="P16" style:family="paragraph">
      <loext:graphic-properties draw:fill="none" draw:fill-color="#ffffff"/>
      <style:text-properties fo:font-size="4pt" style:font-size-asian="4pt" style:font-size-complex="4pt"/>
    </style:style>
    <style:style style:name="P17" style:family="paragraph">
      <loext:graphic-properties draw:fill-color="#99ff66"/>
      <style:paragraph-properties fo:text-align="center"/>
    </style:style>
    <style:style style:name="P18" style:family="paragraph">
      <loext:graphic-properties draw:fill="none" draw:fill-color="#99ff66"/>
      <style:paragraph-properties fo:text-align="cente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text-style-name="P2" draw:layer="layout" svg:width="8.7cm" svg:height="1cm" svg:x="1.3cm" svg:y="1.7cm">
          <draw:text-box>
            <text:p>Bounding Volume Hierarchy</text:p>
          </draw:text-box>
        </draw:frame>
        <draw:frame draw:style-name="gr3" draw:text-style-name="P2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3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text-style-name="P2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3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3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3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3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text-style-name="P2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3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3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3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3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3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4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text-style-name="P2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3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3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3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3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3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3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3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3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3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3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3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3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3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3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3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3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3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4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4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4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4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text-style-name="P2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3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3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3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3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3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3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3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3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3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3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3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3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3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3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3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3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4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4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4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4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3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4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4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4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text-style-name="P2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text-style-name="P2" draw:layer="layout" svg:width="8.9cm" svg:height="1cm" svg:x="2.2cm" svg:y="1.9cm">
          <draw:text-box>
            <text:p>Tree construction test cases:</text:p>
          </draw:text-box>
        </draw:frame>
        <draw:frame draw:style-name="gr1" draw:text-style-name="P2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text-style-name="P5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6" draw:layer="layout" svg:width="4cm" svg:height="5cm" svg:x="4cm" svg:y="19cm">
            <text:p text:style-name="P3">A + B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2cm" svg:height="2cm" svg:x="4cm" svg:y="22cm">
            <text:p text:style-name="P3">A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2cm" svg:height="2cm" svg:x="6cm" svg:y="19cm">
            <text:p text:style-name="P3">B</text:p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3cm" svg:y1="18cm" svg:x2="3cm" svg:y2="25cm">
            <text:p/>
          </draw:line>
          <draw:line draw:style-name="gr5" draw:text-style-name="P4" draw:layer="layout" svg:x1="10cm" svg:y1="25cm" svg:x2="3cm" svg:y2="25cm">
            <text:p/>
          </draw:line>
          <draw:frame draw:style-name="gr14" draw:text-style-name="P2" draw:layer="layout" svg:width="0.925cm" svg:height="0.962cm" svg:x="6.979cm" svg:y="26.138cm">
            <draw:text-box>
              <text:p>X</text:p>
            </draw:text-box>
          </draw:frame>
          <draw:frame draw:style-name="gr14" draw:text-style-name="P2" draw:layer="layout" svg:width="0.925cm" svg:height="0.962cm" svg:x="0.879cm" svg:y="21.338cm">
            <draw:text-box>
              <text:p>Y</text:p>
            </draw:text-box>
          </draw:frame>
          <draw:frame draw:style-name="gr15" draw:text-style-name="P2" draw:layer="layout" svg:width="0.853cm" svg:height="0.962cm" svg:x="2.3cm" svg:y="24.8cm">
            <draw:text-box>
              <text:p>0</text:p>
            </draw:text-box>
          </draw:frame>
          <draw:frame draw:style-name="gr15" draw:text-style-name="P2" draw:layer="layout" svg:width="0.853cm" svg:height="0.962cm" svg:x="2.283cm" svg:y="23.6cm">
            <draw:text-box>
              <text:p>1</text:p>
            </draw:text-box>
          </draw:frame>
          <draw:frame draw:style-name="gr15" draw:text-style-name="P2" draw:layer="layout" svg:width="0.853cm" svg:height="0.962cm" svg:x="2.267cm" svg:y="22.4cm">
            <draw:text-box>
              <text:p>2</text:p>
            </draw:text-box>
          </draw:frame>
          <draw:frame draw:style-name="gr15" draw:text-style-name="P2" draw:layer="layout" svg:width="0.853cm" svg:height="0.962cm" svg:x="2.25cm" svg:y="21.338cm">
            <draw:text-box>
              <text:p>3</text:p>
            </draw:text-box>
          </draw:frame>
          <draw:frame draw:style-name="gr15" draw:text-style-name="P2" draw:layer="layout" svg:width="0.853cm" svg:height="0.962cm" svg:x="2.2cm" svg:y="20.438cm">
            <draw:text-box>
              <text:p>4</text:p>
            </draw:text-box>
          </draw:frame>
          <draw:frame draw:style-name="gr15" draw:text-style-name="P2" draw:layer="layout" svg:width="0.853cm" svg:height="0.962cm" svg:x="2.233cm" svg:y="19.5cm">
            <draw:text-box>
              <text:p>5</text:p>
            </draw:text-box>
          </draw:frame>
          <draw:frame draw:style-name="gr15" draw:text-style-name="P2" draw:layer="layout" svg:width="0.853cm" svg:height="0.962cm" svg:x="2.217cm" svg:y="18.5cm">
            <draw:text-box>
              <text:p>6</text:p>
            </draw:text-box>
          </draw:frame>
          <draw:frame draw:style-name="gr15" draw:text-style-name="P2" draw:layer="layout" svg:width="0.853cm" svg:height="0.962cm" svg:x="3.547cm" svg:y="24.9cm">
            <draw:text-box>
              <text:p>1</text:p>
            </draw:text-box>
          </draw:frame>
          <draw:frame draw:style-name="gr15" draw:text-style-name="P2" draw:layer="layout" svg:width="0.853cm" svg:height="0.962cm" svg:x="4.547cm" svg:y="24.883cm">
            <draw:text-box>
              <text:p>2</text:p>
            </draw:text-box>
          </draw:frame>
          <draw:frame draw:style-name="gr15" draw:text-style-name="P2" draw:layer="layout" svg:width="0.853cm" svg:height="0.962cm" svg:x="5.547cm" svg:y="24.867cm">
            <draw:text-box>
              <text:p>3</text:p>
            </draw:text-box>
          </draw:frame>
          <draw:frame draw:style-name="gr15" draw:text-style-name="P2" draw:layer="layout" svg:width="0.853cm" svg:height="0.962cm" svg:x="6.5cm" svg:y="24.85cm">
            <draw:text-box>
              <text:p>4</text:p>
            </draw:text-box>
          </draw:frame>
          <draw:frame draw:style-name="gr15" draw:text-style-name="P2" draw:layer="layout" svg:width="0.853cm" svg:height="0.962cm" svg:x="7.547cm" svg:y="24.833cm">
            <draw:text-box>
              <text:p>5</text:p>
            </draw:text-box>
          </draw:frame>
          <draw:frame draw:style-name="gr15" draw:text-style-name="P2" draw:layer="layout" svg:width="0.853cm" svg:height="0.962cm" svg:x="8.6cm" svg:y="24.817cm">
            <draw:text-box>
              <text:p>6</text:p>
            </draw:text-box>
          </draw:frame>
          <draw:frame draw:style-name="gr16" draw:text-style-name="P2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text-style-name="P2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text-style-name="P2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text-style-name="P2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text-style-name="P2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text-style-name="P2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6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2cm" svg:height="2cm" svg:x="23.021cm" svg:y="8cm">
            <text:p text:style-name="P3"/>
            <text:p text:style-name="P3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2cm" svg:height="2cm" svg:x="24.021cm" svg:y="7cm">
            <text:p text:style-name="P3"><text:s text:c="4"/>B</text:p>
            <text:p text:style-name="P3"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22.021cm" svg:y1="4cm" svg:x2="22.021cm" svg:y2="11cm">
            <text:p/>
          </draw:line>
          <draw:line draw:style-name="gr5" draw:text-style-name="P4" draw:layer="layout" svg:x1="29.021cm" svg:y1="11cm" svg:x2="22.021cm" svg:y2="11cm">
            <text:p/>
          </draw:line>
          <draw:frame draw:style-name="gr14" draw:text-style-name="P2" draw:layer="layout" svg:width="0.925cm" svg:height="0.962cm" svg:x="26cm" svg:y="12.138cm">
            <draw:text-box>
              <text:p>X</text:p>
            </draw:text-box>
          </draw:frame>
          <draw:frame draw:style-name="gr14" draw:text-style-name="P2" draw:layer="layout" svg:width="0.925cm" svg:height="0.962cm" svg:x="19.9cm" svg:y="7.338cm">
            <draw:text-box>
              <text:p>Y</text:p>
            </draw:text-box>
          </draw:frame>
          <draw:frame draw:style-name="gr15" draw:text-style-name="P2" draw:layer="layout" svg:width="0.853cm" svg:height="0.962cm" svg:x="21.321cm" svg:y="10.8cm">
            <draw:text-box>
              <text:p>0</text:p>
            </draw:text-box>
          </draw:frame>
          <draw:frame draw:style-name="gr15" draw:text-style-name="P2" draw:layer="layout" svg:width="0.853cm" svg:height="0.962cm" svg:x="21.304cm" svg:y="9.6cm">
            <draw:text-box>
              <text:p>1</text:p>
            </draw:text-box>
          </draw:frame>
          <draw:frame draw:style-name="gr15" draw:text-style-name="P2" draw:layer="layout" svg:width="0.853cm" svg:height="0.962cm" svg:x="21.288cm" svg:y="8.4cm">
            <draw:text-box>
              <text:p>2</text:p>
            </draw:text-box>
          </draw:frame>
          <draw:frame draw:style-name="gr15" draw:text-style-name="P2" draw:layer="layout" svg:width="0.853cm" svg:height="0.962cm" svg:x="21.271cm" svg:y="7.338cm">
            <draw:text-box>
              <text:p>3</text:p>
            </draw:text-box>
          </draw:frame>
          <draw:frame draw:style-name="gr15" draw:text-style-name="P2" draw:layer="layout" svg:width="0.853cm" svg:height="0.962cm" svg:x="21.221cm" svg:y="6.438cm">
            <draw:text-box>
              <text:p>4</text:p>
            </draw:text-box>
          </draw:frame>
          <draw:frame draw:style-name="gr15" draw:text-style-name="P2" draw:layer="layout" svg:width="0.853cm" svg:height="0.962cm" svg:x="21.254cm" svg:y="5.5cm">
            <draw:text-box>
              <text:p>5</text:p>
            </draw:text-box>
          </draw:frame>
          <draw:frame draw:style-name="gr15" draw:text-style-name="P2" draw:layer="layout" svg:width="0.853cm" svg:height="0.962cm" svg:x="21.238cm" svg:y="4.5cm">
            <draw:text-box>
              <text:p>6</text:p>
            </draw:text-box>
          </draw:frame>
          <draw:frame draw:style-name="gr15" draw:text-style-name="P2" draw:layer="layout" svg:width="0.853cm" svg:height="0.962cm" svg:x="22.568cm" svg:y="10.9cm">
            <draw:text-box>
              <text:p>1</text:p>
            </draw:text-box>
          </draw:frame>
          <draw:frame draw:style-name="gr15" draw:text-style-name="P2" draw:layer="layout" svg:width="0.853cm" svg:height="0.962cm" svg:x="23.568cm" svg:y="10.883cm">
            <draw:text-box>
              <text:p>2</text:p>
            </draw:text-box>
          </draw:frame>
          <draw:frame draw:style-name="gr15" draw:text-style-name="P2" draw:layer="layout" svg:width="0.853cm" svg:height="0.962cm" svg:x="24.568cm" svg:y="10.867cm">
            <draw:text-box>
              <text:p>3</text:p>
            </draw:text-box>
          </draw:frame>
          <draw:frame draw:style-name="gr15" draw:text-style-name="P2" draw:layer="layout" svg:width="0.853cm" svg:height="0.962cm" svg:x="25.521cm" svg:y="10.85cm">
            <draw:text-box>
              <text:p>4</text:p>
            </draw:text-box>
          </draw:frame>
          <draw:frame draw:style-name="gr15" draw:text-style-name="P2" draw:layer="layout" svg:width="0.853cm" svg:height="0.962cm" svg:x="26.568cm" svg:y="10.833cm">
            <draw:text-box>
              <text:p>5</text:p>
            </draw:text-box>
          </draw:frame>
          <draw:frame draw:style-name="gr15" draw:text-style-name="P2" draw:layer="layout" svg:width="0.853cm" svg:height="0.962cm" svg:x="27.621cm" svg:y="10.817cm">
            <draw:text-box>
              <text:p>6</text:p>
            </draw:text-box>
          </draw:frame>
          <draw:frame draw:style-name="gr23" draw:text-style-name="P2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6" draw:layer="layout" svg:width="3cm" svg:height="3cm" svg:x="32.979cm" svg:y="7cm">
            <text:p text:style-name="P3"/>
            <text:p text:style-name="P3"/>
            <text:p text:style-name="P3"/>
            <text:p text:style-name="P3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32cm" svg:y1="4cm" svg:x2="32cm" svg:y2="11cm">
            <text:p/>
          </draw:line>
          <draw:line draw:style-name="gr5" draw:text-style-name="P4" draw:layer="layout" svg:x1="39cm" svg:y1="11cm" svg:x2="32cm" svg:y2="11cm">
            <text:p/>
          </draw:line>
          <draw:frame draw:style-name="gr14" draw:text-style-name="P2" draw:layer="layout" svg:width="0.925cm" svg:height="0.962cm" svg:x="35.979cm" svg:y="12.138cm">
            <draw:text-box>
              <text:p>X</text:p>
            </draw:text-box>
          </draw:frame>
          <draw:frame draw:style-name="gr14" draw:text-style-name="P2" draw:layer="layout" svg:width="0.925cm" svg:height="0.962cm" svg:x="29.879cm" svg:y="7.338cm">
            <draw:text-box>
              <text:p>Y</text:p>
            </draw:text-box>
          </draw:frame>
          <draw:frame draw:style-name="gr15" draw:text-style-name="P2" draw:layer="layout" svg:width="0.853cm" svg:height="0.962cm" svg:x="31.3cm" svg:y="10.8cm">
            <draw:text-box>
              <text:p>0</text:p>
            </draw:text-box>
          </draw:frame>
          <draw:frame draw:style-name="gr15" draw:text-style-name="P2" draw:layer="layout" svg:width="0.853cm" svg:height="0.962cm" svg:x="31.283cm" svg:y="9.6cm">
            <draw:text-box>
              <text:p>1</text:p>
            </draw:text-box>
          </draw:frame>
          <draw:frame draw:style-name="gr15" draw:text-style-name="P2" draw:layer="layout" svg:width="0.853cm" svg:height="0.962cm" svg:x="31.267cm" svg:y="8.4cm">
            <draw:text-box>
              <text:p>2</text:p>
            </draw:text-box>
          </draw:frame>
          <draw:frame draw:style-name="gr15" draw:text-style-name="P2" draw:layer="layout" svg:width="0.853cm" svg:height="0.962cm" svg:x="31.25cm" svg:y="7.338cm">
            <draw:text-box>
              <text:p>3</text:p>
            </draw:text-box>
          </draw:frame>
          <draw:frame draw:style-name="gr15" draw:text-style-name="P2" draw:layer="layout" svg:width="0.853cm" svg:height="0.962cm" svg:x="31.2cm" svg:y="6.438cm">
            <draw:text-box>
              <text:p>4</text:p>
            </draw:text-box>
          </draw:frame>
          <draw:frame draw:style-name="gr15" draw:text-style-name="P2" draw:layer="layout" svg:width="0.853cm" svg:height="0.962cm" svg:x="31.233cm" svg:y="5.5cm">
            <draw:text-box>
              <text:p>5</text:p>
            </draw:text-box>
          </draw:frame>
          <draw:frame draw:style-name="gr15" draw:text-style-name="P2" draw:layer="layout" svg:width="0.853cm" svg:height="0.962cm" svg:x="31.217cm" svg:y="4.5cm">
            <draw:text-box>
              <text:p>6</text:p>
            </draw:text-box>
          </draw:frame>
          <draw:frame draw:style-name="gr15" draw:text-style-name="P2" draw:layer="layout" svg:width="0.853cm" svg:height="0.962cm" svg:x="32.547cm" svg:y="10.9cm">
            <draw:text-box>
              <text:p>1</text:p>
            </draw:text-box>
          </draw:frame>
          <draw:frame draw:style-name="gr15" draw:text-style-name="P2" draw:layer="layout" svg:width="0.853cm" svg:height="0.962cm" svg:x="33.547cm" svg:y="10.883cm">
            <draw:text-box>
              <text:p>2</text:p>
            </draw:text-box>
          </draw:frame>
          <draw:frame draw:style-name="gr15" draw:text-style-name="P2" draw:layer="layout" svg:width="0.853cm" svg:height="0.962cm" svg:x="34.547cm" svg:y="10.867cm">
            <draw:text-box>
              <text:p>3</text:p>
            </draw:text-box>
          </draw:frame>
          <draw:frame draw:style-name="gr15" draw:text-style-name="P2" draw:layer="layout" svg:width="0.853cm" svg:height="0.962cm" svg:x="35.5cm" svg:y="10.85cm">
            <draw:text-box>
              <text:p>4</text:p>
            </draw:text-box>
          </draw:frame>
          <draw:frame draw:style-name="gr15" draw:text-style-name="P2" draw:layer="layout" svg:width="0.853cm" svg:height="0.962cm" svg:x="36.547cm" svg:y="10.833cm">
            <draw:text-box>
              <text:p>5</text:p>
            </draw:text-box>
          </draw:frame>
          <draw:frame draw:style-name="gr15" draw:text-style-name="P2" draw:layer="layout" svg:width="0.853cm" svg:height="0.962cm" svg:x="37.6cm" svg:y="10.817cm">
            <draw:text-box>
              <text:p>6</text:p>
            </draw:text-box>
          </draw:frame>
          <draw:frame draw:style-name="gr24" draw:text-style-name="P2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3" draw:layer="layout" svg:width="1cm" svg:height="1cm" svg:x="34cm" svg:y="8cm">
            <text:p text:style-name="P3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3" draw:layer="layout" svg:width="2.999cm" svg:height="2.999cm" svg:x="33.001cm" svg:y="17cm">
            <text:p text:style-name="P3"/>
            <text:p text:style-name="P3"/>
            <text:p text:style-name="P3"/>
            <text:p text:style-name="P3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1cm" svg:height="1cm" svg:x="34cm" svg:y="18cm">
            <text:p text:style-name="P3">A</text:p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32.001cm" svg:y1="14cm" svg:x2="32.001cm" svg:y2="21cm">
            <text:p/>
          </draw:line>
          <draw:line draw:style-name="gr5" draw:text-style-name="P4" draw:layer="layout" svg:x1="39.001cm" svg:y1="21cm" svg:x2="32.001cm" svg:y2="21cm">
            <text:p/>
          </draw:line>
          <draw:frame draw:style-name="gr14" draw:text-style-name="P2" draw:layer="layout" svg:width="0.925cm" svg:height="0.962cm" svg:x="35.98cm" svg:y="22.138cm">
            <draw:text-box>
              <text:p>X</text:p>
            </draw:text-box>
          </draw:frame>
          <draw:frame draw:style-name="gr14" draw:text-style-name="P2" draw:layer="layout" svg:width="0.925cm" svg:height="0.962cm" svg:x="29.88cm" svg:y="17.338cm">
            <draw:text-box>
              <text:p>Y</text:p>
            </draw:text-box>
          </draw:frame>
          <draw:frame draw:style-name="gr15" draw:text-style-name="P2" draw:layer="layout" svg:width="0.853cm" svg:height="0.962cm" svg:x="31.301cm" svg:y="20.8cm">
            <draw:text-box>
              <text:p>0</text:p>
            </draw:text-box>
          </draw:frame>
          <draw:frame draw:style-name="gr15" draw:text-style-name="P2" draw:layer="layout" svg:width="0.853cm" svg:height="0.962cm" svg:x="31.284cm" svg:y="19.6cm">
            <draw:text-box>
              <text:p>1</text:p>
            </draw:text-box>
          </draw:frame>
          <draw:frame draw:style-name="gr15" draw:text-style-name="P2" draw:layer="layout" svg:width="0.853cm" svg:height="0.962cm" svg:x="31.268cm" svg:y="18.4cm">
            <draw:text-box>
              <text:p>2</text:p>
            </draw:text-box>
          </draw:frame>
          <draw:frame draw:style-name="gr15" draw:text-style-name="P2" draw:layer="layout" svg:width="0.853cm" svg:height="0.962cm" svg:x="31.251cm" svg:y="17.338cm">
            <draw:text-box>
              <text:p>3</text:p>
            </draw:text-box>
          </draw:frame>
          <draw:frame draw:style-name="gr15" draw:text-style-name="P2" draw:layer="layout" svg:width="0.853cm" svg:height="0.962cm" svg:x="31.201cm" svg:y="16.438cm">
            <draw:text-box>
              <text:p>4</text:p>
            </draw:text-box>
          </draw:frame>
          <draw:frame draw:style-name="gr15" draw:text-style-name="P2" draw:layer="layout" svg:width="0.853cm" svg:height="0.962cm" svg:x="31.234cm" svg:y="15.5cm">
            <draw:text-box>
              <text:p>5</text:p>
            </draw:text-box>
          </draw:frame>
          <draw:frame draw:style-name="gr15" draw:text-style-name="P2" draw:layer="layout" svg:width="0.853cm" svg:height="0.962cm" svg:x="31.218cm" svg:y="14.5cm">
            <draw:text-box>
              <text:p>6</text:p>
            </draw:text-box>
          </draw:frame>
          <draw:frame draw:style-name="gr15" draw:text-style-name="P2" draw:layer="layout" svg:width="0.853cm" svg:height="0.962cm" svg:x="32.548cm" svg:y="20.9cm">
            <draw:text-box>
              <text:p>1</text:p>
            </draw:text-box>
          </draw:frame>
          <draw:frame draw:style-name="gr15" draw:text-style-name="P2" draw:layer="layout" svg:width="0.853cm" svg:height="0.962cm" svg:x="33.548cm" svg:y="20.883cm">
            <draw:text-box>
              <text:p>2</text:p>
            </draw:text-box>
          </draw:frame>
          <draw:frame draw:style-name="gr15" draw:text-style-name="P2" draw:layer="layout" svg:width="0.853cm" svg:height="0.962cm" svg:x="34.548cm" svg:y="20.867cm">
            <draw:text-box>
              <text:p>3</text:p>
            </draw:text-box>
          </draw:frame>
          <draw:frame draw:style-name="gr15" draw:text-style-name="P2" draw:layer="layout" svg:width="0.853cm" svg:height="0.962cm" svg:x="35.501cm" svg:y="20.85cm">
            <draw:text-box>
              <text:p>4</text:p>
            </draw:text-box>
          </draw:frame>
          <draw:frame draw:style-name="gr15" draw:text-style-name="P2" draw:layer="layout" svg:width="0.853cm" svg:height="0.962cm" svg:x="36.548cm" svg:y="20.833cm">
            <draw:text-box>
              <text:p>5</text:p>
            </draw:text-box>
          </draw:frame>
          <draw:frame draw:style-name="gr15" draw:text-style-name="P2" draw:layer="layout" svg:width="0.853cm" svg:height="0.962cm" svg:x="37.601cm" svg:y="20.817cm">
            <draw:text-box>
              <text:p>6</text:p>
            </draw:text-box>
          </draw:frame>
          <draw:frame draw:style-name="gr25" draw:text-style-name="P2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text-style-name="P5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text-style-name="P5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text-style-name="P2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text-style-name="P2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text-style-name="P2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text-style-name="P2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text-style-name="P5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3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text-style-name="P2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7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3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3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3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3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text-style-name="P2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7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3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3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3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3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3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4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text-style-name="P2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3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7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3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3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3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3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3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3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3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3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3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3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3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3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3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3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3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3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4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4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4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4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text-style-name="P2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7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7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3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3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3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3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3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3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3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3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3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3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3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3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3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3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3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3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4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4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4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4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3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4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4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4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text-style-name="P2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7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text-style-name="P2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text-style-name="P2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text-style-name="P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3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3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3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3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3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3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3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3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3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3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4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3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3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3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3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3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3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3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3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3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3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3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3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3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3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3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3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3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4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4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4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4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3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3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3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3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3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3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3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3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3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3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3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3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3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3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3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3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4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4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4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4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3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4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4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4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3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5" draw:id="id185" draw:layer="layout" svg:width="0.456cm" svg:height="0.455cm" svg:x="2.132cm" svg:y="17.119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.901cm" svg:y1="18.502cm" svg:x2="2.36cm" svg:y2="17.575cm" draw:start-shape="id184" draw:start-glue-point="8" draw:end-shape="id185" draw:end-glue-point="4" svg:d="M2901 18502l-541-927" svg:viewBox="0 0 542 928">
          <text:p/>
        </draw:connector>
        <draw:custom-shape draw:style-name="gr4" draw:text-style-name="P3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7" draw:id="id187" draw:layer="layout" svg:width="0.456cm" svg:height="0.455cm" svg:x="6.5cm" svg:y="17.02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611cm" svg:y1="18.41cm" svg:x2="6.728cm" svg:y2="17.483cm" draw:start-shape="id186" draw:start-glue-point="8" draw:end-shape="id187" draw:end-glue-point="4" svg:d="M7611 18410l-883-927" svg:viewBox="0 0 884 928">
          <text:p/>
        </draw:connector>
        <draw:custom-shape draw:style-name="gr4" draw:text-style-name="P3" xml:id="id188" draw:id="id188" draw:layer="layout" svg:width="0.455cm" svg:height="0.455cm" svg:x="7.089cm" svg:y="17.027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611cm" svg:y1="18.41cm" svg:x2="7.318cm" svg:y2="17.483cm" draw:start-shape="id186" draw:start-glue-point="8" draw:end-shape="id188" draw:end-glue-point="4" svg:d="M7611 18410l-293-927" svg:viewBox="0 0 294 928">
          <text:p/>
        </draw:connector>
        <draw:custom-shape draw:style-name="gr4" draw:text-style-name="P3" xml:id="id189" draw:id="id189" draw:layer="layout" svg:width="0.455cm" svg:height="0.455cm" svg:x="7.678cm" svg:y="17.027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611cm" svg:y1="18.41cm" svg:x2="7.907cm" svg:y2="17.483cm" draw:start-shape="id186" draw:start-glue-point="8" draw:end-shape="id189" draw:end-glue-point="4" svg:d="M7611 18410l296-927" svg:viewBox="0 0 297 928">
          <text:p/>
        </draw:connector>
        <draw:custom-shape draw:style-name="gr4" draw:text-style-name="P3" xml:id="id190" draw:id="id190" draw:layer="layout" svg:width="0.456cm" svg:height="0.455cm" svg:x="8.266cm" svg:y="17.02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7.611cm" svg:y1="18.41cm" svg:x2="8.494cm" svg:y2="17.483cm" draw:start-shape="id186" draw:start-glue-point="8" draw:end-shape="id190" draw:end-glue-point="4" svg:d="M7611 18410l883-927" svg:viewBox="0 0 884 928">
          <text:p/>
        </draw:connector>
        <draw:custom-shape draw:style-name="gr4" draw:text-style-name="P3" xml:id="id191" draw:id="id191" draw:layer="layout" svg:width="0.398cm" svg:height="0.399cm" svg:x="13.412cm" svg:y="18.3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611cm" svg:y1="18.339cm" svg:x2="12.728cm" svg:y2="17.556cm" draw:start-shape="id191" draw:start-glue-point="8" draw:end-shape="id192" draw:end-glue-point="4" svg:d="M13611 18339l-883-783" svg:viewBox="0 0 884 784">
          <text:p/>
        </draw:connector>
        <draw:custom-shape draw:style-name="gr4" draw:text-style-name="P3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611cm" svg:y1="18.339cm" svg:x2="13.318cm" svg:y2="17.556cm" draw:start-shape="id191" draw:start-glue-point="8" draw:end-shape="id193" draw:end-glue-point="4" svg:d="M13611 18339l-293-783" svg:viewBox="0 0 294 784">
          <text:p/>
        </draw:connector>
        <draw:custom-shape draw:style-name="gr4" draw:text-style-name="P3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611cm" svg:y1="18.339cm" svg:x2="13.907cm" svg:y2="17.556cm" draw:start-shape="id191" draw:start-glue-point="8" draw:end-shape="id194" draw:end-glue-point="4" svg:d="M13611 18339l296-783" svg:viewBox="0 0 297 784">
          <text:p/>
        </draw:connector>
        <draw:custom-shape draw:style-name="gr4" draw:text-style-name="P3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3.611cm" svg:y1="18.339cm" svg:x2="14.494cm" svg:y2="17.556cm" draw:start-shape="id191" draw:start-glue-point="8" draw:end-shape="id195" draw:end-glue-point="4" svg:d="M13611 18339l883-783" svg:viewBox="0 0 884 784">
          <text:p/>
        </draw:connector>
        <draw:custom-shape draw:style-name="gr4" draw:text-style-name="P3" xml:id="id196" draw:id="id196" draw:layer="layout" svg:width="0.398cm" svg:height="0.399cm" svg:x="14.067cm" svg:y="19.19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97" draw:id="id197" draw:layer="layout" svg:width="0.398cm" svg:height="0.399cm" svg:x="14.722cm" svg:y="18.3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266cm" svg:y1="19.193cm" svg:x2="13.611cm" svg:y2="18.737cm" draw:start-shape="id196" draw:start-glue-point="8" draw:end-shape="id191" draw:end-glue-point="4" svg:d="M14266 19193l-655-456" svg:viewBox="0 0 656 457">
          <text:p/>
        </draw:connector>
        <draw:connector draw:style-name="gr5" draw:text-style-name="P4" draw:layer="layout" draw:type="line" svg:x1="14.266cm" svg:y1="19.193cm" svg:x2="14.921cm" svg:y2="18.737cm" draw:start-shape="id196" draw:start-glue-point="8" draw:end-shape="id197" draw:end-glue-point="4" svg:d="M14266 19193l655-456" svg:viewBox="0 0 656 457">
          <text:p/>
        </draw:connector>
        <draw:custom-shape draw:style-name="gr4" draw:text-style-name="P3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5.348cm" svg:y1="17.556cm" svg:x2="14.921cm" svg:y2="18.339cm" draw:start-shape="id198" draw:start-glue-point="4" draw:end-shape="id197" draw:end-glue-point="8" svg:d="M15348 17556l-427 783" svg:viewBox="0 0 428 784">
          <text:p/>
        </draw:connector>
        <draw:custom-shape draw:style-name="gr4" draw:text-style-name="P3" xml:id="id199" draw:id="id199" draw:layer="layout" svg:width="0.399cm" svg:height="0.399cm" svg:x="18.18cm" svg:y="18.4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81cm" svg:y1="18.439cm" svg:x2="17.497cm" svg:y2="17.656cm" draw:start-shape="id199" draw:start-glue-point="8" draw:end-shape="id200" draw:end-glue-point="4" svg:d="M18381 18439l-884-783" svg:viewBox="0 0 885 784">
          <text:p/>
        </draw:connector>
        <draw:custom-shape draw:style-name="gr4" draw:text-style-name="P3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81cm" svg:y1="18.439cm" svg:x2="18.106cm" svg:y2="17.656cm" draw:start-shape="id199" draw:start-glue-point="8" draw:end-shape="id201" draw:end-glue-point="4" svg:d="M18381 18439l-275-783" svg:viewBox="0 0 276 784">
          <text:p/>
        </draw:connector>
        <draw:custom-shape draw:style-name="gr4" draw:text-style-name="P3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81cm" svg:y1="18.439cm" svg:x2="18.712cm" svg:y2="17.656cm" draw:start-shape="id199" draw:start-glue-point="8" draw:end-shape="id202" draw:end-glue-point="4" svg:d="M18381 18439l331-783" svg:viewBox="0 0 332 784">
          <text:p/>
        </draw:connector>
        <draw:custom-shape draw:style-name="gr4" draw:text-style-name="P3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18.381cm" svg:y1="18.439cm" svg:x2="19.321cm" svg:y2="17.656cm" draw:start-shape="id199" draw:start-glue-point="8" draw:end-shape="id203" draw:end-glue-point="4" svg:d="M18381 18439l940-783" svg:viewBox="0 0 941 784">
          <text:p/>
        </draw:connector>
        <draw:custom-shape draw:style-name="gr4" draw:text-style-name="P3" xml:id="id219" draw:id="id219" draw:layer="layout" svg:width="0.398cm" svg:height="0.399cm" svg:x="21.883cm" svg:y="19.86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04" draw:id="id204" draw:layer="layout" svg:width="0.398cm" svg:height="0.399cm" svg:x="20.63cm" svg:y="18.43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829cm" svg:y1="18.439cm" svg:x2="19.927cm" svg:y2="17.656cm" draw:start-shape="id204" draw:start-glue-point="8" draw:end-shape="id205" draw:end-glue-point="4" svg:d="M20829 18439l-902-783" svg:viewBox="0 0 903 784">
          <text:p/>
        </draw:connector>
        <draw:custom-shape draw:style-name="gr4" draw:text-style-name="P3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829cm" svg:y1="18.439cm" svg:x2="20.536cm" svg:y2="17.656cm" draw:start-shape="id204" draw:start-glue-point="8" draw:end-shape="id206" draw:end-glue-point="4" svg:d="M20829 18439l-293-783" svg:viewBox="0 0 294 784">
          <text:p/>
        </draw:connector>
        <draw:custom-shape draw:style-name="gr4" draw:text-style-name="P3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829cm" svg:y1="18.439cm" svg:x2="21.142cm" svg:y2="17.656cm" draw:start-shape="id204" draw:start-glue-point="8" draw:end-shape="id207" draw:end-glue-point="4" svg:d="M20829 18439l313-783" svg:viewBox="0 0 314 784">
          <text:p/>
        </draw:connector>
        <draw:custom-shape draw:style-name="gr4" draw:text-style-name="P3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0.829cm" svg:y1="18.439cm" svg:x2="21.75cm" svg:y2="17.656cm" draw:start-shape="id204" draw:start-glue-point="8" draw:end-shape="id208" draw:end-glue-point="4" svg:d="M20829 18439l921-783" svg:viewBox="0 0 922 784">
          <text:p/>
        </draw:connector>
        <draw:custom-shape draw:style-name="gr4" draw:text-style-name="P3" xml:id="id209" draw:id="id209" draw:layer="layout" svg:width="0.399cm" svg:height="0.399cm" svg:x="23.079cm" svg:y="18.43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8cm" svg:y1="18.439cm" svg:x2="22.357cm" svg:y2="17.656cm" draw:start-shape="id209" draw:start-glue-point="8" draw:end-shape="id210" draw:end-glue-point="4" svg:d="M23280 18439l-923-783" svg:viewBox="0 0 924 784">
          <text:p/>
        </draw:connector>
        <draw:custom-shape draw:style-name="gr4" draw:text-style-name="P3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8cm" svg:y1="18.439cm" svg:x2="22.965cm" svg:y2="17.656cm" draw:start-shape="id209" draw:start-glue-point="8" draw:end-shape="id211" draw:end-glue-point="4" svg:d="M23280 18439l-315-783" svg:viewBox="0 0 316 784">
          <text:p/>
        </draw:connector>
        <draw:custom-shape draw:style-name="gr4" draw:text-style-name="P3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8cm" svg:y1="18.439cm" svg:x2="23.574cm" svg:y2="17.656cm" draw:start-shape="id209" draw:start-glue-point="8" draw:end-shape="id212" draw:end-glue-point="4" svg:d="M23280 18439l294-783" svg:viewBox="0 0 295 784">
          <text:p/>
        </draw:connector>
        <draw:custom-shape draw:style-name="gr4" draw:text-style-name="P3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3.28cm" svg:y1="18.439cm" svg:x2="24.18cm" svg:y2="17.656cm" draw:start-shape="id209" draw:start-glue-point="8" draw:end-shape="id213" draw:end-glue-point="4" svg:d="M23280 18439l900-783" svg:viewBox="0 0 901 784">
          <text:p/>
        </draw:connector>
        <draw:custom-shape draw:style-name="gr4" draw:text-style-name="P3" xml:id="id214" draw:id="id214" draw:layer="layout" svg:width="0.399cm" svg:height="0.399cm" svg:x="25.528cm" svg:y="18.4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729cm" svg:y1="18.439cm" svg:x2="24.789cm" svg:y2="17.656cm" draw:start-shape="id214" draw:start-glue-point="8" draw:end-shape="id215" draw:end-glue-point="4" svg:d="M25729 18439l-940-783" svg:viewBox="0 0 941 784">
          <text:p/>
        </draw:connector>
        <draw:custom-shape draw:style-name="gr4" draw:text-style-name="P3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729cm" svg:y1="18.439cm" svg:x2="25.395cm" svg:y2="17.656cm" draw:start-shape="id214" draw:start-glue-point="8" draw:end-shape="id216" draw:end-glue-point="4" svg:d="M25729 18439l-334-783" svg:viewBox="0 0 335 784">
          <text:p/>
        </draw:connector>
        <draw:custom-shape draw:style-name="gr4" draw:text-style-name="P3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729cm" svg:y1="18.439cm" svg:x2="26.004cm" svg:y2="17.656cm" draw:start-shape="id214" draw:start-glue-point="8" draw:end-shape="id217" draw:end-glue-point="4" svg:d="M25729 18439l275-783" svg:viewBox="0 0 276 784">
          <text:p/>
        </draw:connector>
        <draw:custom-shape draw:style-name="gr4" draw:text-style-name="P3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5.729cm" svg:y1="18.439cm" svg:x2="26.61cm" svg:y2="17.656cm" draw:start-shape="id214" draw:start-glue-point="8" draw:end-shape="id218" draw:end-glue-point="4" svg:d="M25729 18439l881-783" svg:viewBox="0 0 882 784">
          <text:p/>
        </draw:connector>
        <draw:connector draw:style-name="gr5" draw:text-style-name="P4" draw:layer="layout" draw:type="line" svg:x1="22.082cm" svg:y1="19.863cm" svg:x2="18.381cm" svg:y2="18.837cm" draw:start-shape="id219" draw:start-glue-point="8" draw:end-shape="id199" draw:end-glue-point="4" svg:d="M22082 19863l-3701-1026" svg:viewBox="0 0 3702 1027">
          <text:p/>
        </draw:connector>
        <draw:connector draw:style-name="gr5" draw:text-style-name="P4" draw:layer="layout" draw:type="line" svg:x1="22.082cm" svg:y1="19.863cm" svg:x2="20.829cm" svg:y2="18.837cm" draw:start-shape="id219" draw:start-glue-point="8" draw:end-shape="id204" draw:end-glue-point="4" svg:d="M22082 19863l-1253-1026" svg:viewBox="0 0 1254 1027">
          <text:p/>
        </draw:connector>
        <draw:connector draw:style-name="gr5" draw:text-style-name="P4" draw:layer="layout" draw:type="line" svg:x1="22.082cm" svg:y1="19.863cm" svg:x2="23.28cm" svg:y2="18.837cm" draw:start-shape="id219" draw:start-glue-point="8" draw:end-shape="id209" draw:end-glue-point="4" svg:d="M22082 19863l1198-1026" svg:viewBox="0 0 1199 1027">
          <text:p/>
        </draw:connector>
        <draw:connector draw:style-name="gr5" draw:text-style-name="P4" draw:layer="layout" draw:type="line" svg:x1="22.082cm" svg:y1="19.863cm" svg:x2="25.729cm" svg:y2="18.837cm" draw:start-shape="id219" draw:start-glue-point="8" draw:end-shape="id214" draw:end-glue-point="4" svg:d="M22082 19863l3647-1026" svg:viewBox="0 0 3648 1027">
          <text:p/>
        </draw:connector>
        <draw:custom-shape draw:style-name="gr4" draw:text-style-name="P3" xml:id="id220" draw:id="id220" draw:layer="layout" svg:width="0.399cm" svg:height="0.399cm" svg:x="28.436cm" svg:y="25.52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37cm" svg:y1="25.524cm" svg:x2="27.754cm" svg:y2="24.741cm" draw:start-shape="id220" draw:start-glue-point="8" draw:end-shape="id221" draw:end-glue-point="4" svg:d="M28637 25524l-883-783" svg:viewBox="0 0 884 784">
          <text:p/>
        </draw:connector>
        <draw:custom-shape draw:style-name="gr4" draw:text-style-name="P3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37cm" svg:y1="25.524cm" svg:x2="28.36cm" svg:y2="24.741cm" draw:start-shape="id220" draw:start-glue-point="8" draw:end-shape="id222" draw:end-glue-point="4" svg:d="M28637 25524l-277-783" svg:viewBox="0 0 278 784">
          <text:p/>
        </draw:connector>
        <draw:custom-shape draw:style-name="gr4" draw:text-style-name="P3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37cm" svg:y1="25.524cm" svg:x2="28.969cm" svg:y2="24.741cm" draw:start-shape="id220" draw:start-glue-point="8" draw:end-shape="id223" draw:end-glue-point="4" svg:d="M28637 25524l332-783" svg:viewBox="0 0 333 784">
          <text:p/>
        </draw:connector>
        <draw:custom-shape draw:style-name="gr4" draw:text-style-name="P3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28.637cm" svg:y1="25.524cm" svg:x2="29.575cm" svg:y2="24.741cm" draw:start-shape="id220" draw:start-glue-point="8" draw:end-shape="id224" draw:end-glue-point="4" svg:d="M28637 25524l938-783" svg:viewBox="0 0 939 784">
          <text:p/>
        </draw:connector>
        <draw:custom-shape draw:style-name="gr4" draw:text-style-name="P3" xml:id="id240" draw:id="id240" draw:layer="layout" svg:width="0.399cm" svg:height="0.399cm" svg:x="32.138cm" svg:y="26.94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25" draw:id="id225" draw:layer="layout" svg:width="0.398cm" svg:height="0.399cm" svg:x="30.9cm" svg:y="25.52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99cm" svg:y1="25.524cm" svg:x2="30.183cm" svg:y2="24.741cm" draw:start-shape="id225" draw:start-glue-point="8" draw:end-shape="id226" draw:end-glue-point="4" svg:d="M31099 25524l-916-783" svg:viewBox="0 0 917 784">
          <text:p/>
        </draw:connector>
        <draw:custom-shape draw:style-name="gr4" draw:text-style-name="P3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99cm" svg:y1="25.524cm" svg:x2="30.79cm" svg:y2="24.741cm" draw:start-shape="id225" draw:start-glue-point="8" draw:end-shape="id227" draw:end-glue-point="4" svg:d="M31099 25524l-309-783" svg:viewBox="0 0 310 784">
          <text:p/>
        </draw:connector>
        <draw:custom-shape draw:style-name="gr4" draw:text-style-name="P3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99cm" svg:y1="25.524cm" svg:x2="31.398cm" svg:y2="24.741cm" draw:start-shape="id225" draw:start-glue-point="8" draw:end-shape="id228" draw:end-glue-point="4" svg:d="M31099 25524l299-783" svg:viewBox="0 0 300 784">
          <text:p/>
        </draw:connector>
        <draw:custom-shape draw:style-name="gr4" draw:text-style-name="P3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1.099cm" svg:y1="25.524cm" svg:x2="32.006cm" svg:y2="24.741cm" draw:start-shape="id225" draw:start-glue-point="8" draw:end-shape="id229" draw:end-glue-point="4" svg:d="M31099 25524l907-783" svg:viewBox="0 0 908 784">
          <text:p/>
        </draw:connector>
        <draw:custom-shape draw:style-name="gr4" draw:text-style-name="P3" xml:id="id230" draw:id="id230" draw:layer="layout" svg:width="0.399cm" svg:height="0.399cm" svg:x="33.363cm" svg:y="25.52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64cm" svg:y1="25.524cm" svg:x2="32.613cm" svg:y2="24.741cm" draw:start-shape="id230" draw:start-glue-point="8" draw:end-shape="id231" draw:end-glue-point="4" svg:d="M33564 25524l-951-783" svg:viewBox="0 0 952 784">
          <text:p/>
        </draw:connector>
        <draw:custom-shape draw:style-name="gr4" draw:text-style-name="P3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64cm" svg:y1="25.524cm" svg:x2="33.222cm" svg:y2="24.741cm" draw:start-shape="id230" draw:start-glue-point="8" draw:end-shape="id232" draw:end-glue-point="4" svg:d="M33564 25524l-342-783" svg:viewBox="0 0 343 784">
          <text:p/>
        </draw:connector>
        <draw:custom-shape draw:style-name="gr4" draw:text-style-name="P3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64cm" svg:y1="25.524cm" svg:x2="33.83cm" svg:y2="24.741cm" draw:start-shape="id230" draw:start-glue-point="8" draw:end-shape="id233" draw:end-glue-point="4" svg:d="M33564 25524l266-783" svg:viewBox="0 0 267 784">
          <text:p/>
        </draw:connector>
        <draw:custom-shape draw:style-name="gr4" draw:text-style-name="P3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3.564cm" svg:y1="25.524cm" svg:x2="34.437cm" svg:y2="24.741cm" draw:start-shape="id230" draw:start-glue-point="8" draw:end-shape="id234" draw:end-glue-point="4" svg:d="M33564 25524l873-783" svg:viewBox="0 0 874 784">
          <text:p/>
        </draw:connector>
        <draw:custom-shape draw:style-name="gr4" draw:text-style-name="P3" xml:id="id235" draw:id="id235" draw:layer="layout" svg:width="0.399cm" svg:height="0.399cm" svg:x="35.826cm" svg:y="25.52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27cm" svg:y1="25.524cm" svg:x2="35.043cm" svg:y2="24.741cm" draw:start-shape="id235" draw:start-glue-point="8" draw:end-shape="id236" draw:end-glue-point="4" svg:d="M36027 25524l-984-783" svg:viewBox="0 0 985 784">
          <text:p/>
        </draw:connector>
        <draw:custom-shape draw:style-name="gr4" draw:text-style-name="P3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27cm" svg:y1="25.524cm" svg:x2="35.651cm" svg:y2="24.741cm" draw:start-shape="id235" draw:start-glue-point="8" draw:end-shape="id237" draw:end-glue-point="4" svg:d="M36027 25524l-376-783" svg:viewBox="0 0 377 784">
          <text:p/>
        </draw:connector>
        <draw:custom-shape draw:style-name="gr4" draw:text-style-name="P3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27cm" svg:y1="25.524cm" svg:x2="36.258cm" svg:y2="24.741cm" draw:start-shape="id235" draw:start-glue-point="8" draw:end-shape="id238" draw:end-glue-point="4" svg:d="M36027 25524l231-783" svg:viewBox="0 0 232 784">
          <text:p/>
        </draw:connector>
        <draw:custom-shape draw:style-name="gr4" draw:text-style-name="P3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6.027cm" svg:y1="25.524cm" svg:x2="36.866cm" svg:y2="24.741cm" draw:start-shape="id235" draw:start-glue-point="8" draw:end-shape="id239" draw:end-glue-point="4" svg:d="M36027 25524l839-783" svg:viewBox="0 0 840 784">
          <text:p/>
        </draw:connector>
        <draw:connector draw:style-name="gr5" draw:text-style-name="P4" draw:layer="layout" draw:type="line" svg:x1="32.339cm" svg:y1="26.948cm" svg:x2="28.637cm" svg:y2="25.922cm" draw:start-shape="id240" draw:start-glue-point="8" draw:end-shape="id220" draw:end-glue-point="4" svg:d="M32339 26948l-3702-1026" svg:viewBox="0 0 3703 1027">
          <text:p/>
        </draw:connector>
        <draw:connector draw:style-name="gr5" draw:text-style-name="P4" draw:layer="layout" draw:type="line" svg:x1="32.339cm" svg:y1="26.948cm" svg:x2="31.099cm" svg:y2="25.922cm" draw:start-shape="id240" draw:start-glue-point="8" draw:end-shape="id225" draw:end-glue-point="4" svg:d="M32339 26948l-1240-1026" svg:viewBox="0 0 1241 1027">
          <text:p/>
        </draw:connector>
        <draw:connector draw:style-name="gr5" draw:text-style-name="P4" draw:layer="layout" draw:type="line" svg:x1="32.339cm" svg:y1="26.948cm" svg:x2="33.564cm" svg:y2="25.922cm" draw:start-shape="id240" draw:start-glue-point="8" draw:end-shape="id230" draw:end-glue-point="4" svg:d="M32339 26948l1225-1026" svg:viewBox="0 0 1226 1027">
          <text:p/>
        </draw:connector>
        <draw:connector draw:style-name="gr5" draw:text-style-name="P4" draw:layer="layout" draw:type="line" svg:x1="32.339cm" svg:y1="26.948cm" svg:x2="36.027cm" svg:y2="25.922cm" draw:start-shape="id240" draw:start-glue-point="8" draw:end-shape="id235" draw:end-glue-point="4" svg:d="M32339 26948l3688-1026" svg:viewBox="0 0 3689 1027">
          <text:p/>
        </draw:connector>
        <draw:custom-shape draw:style-name="gr4" draw:text-style-name="P3" xml:id="id244" draw:id="id244" draw:layer="layout" svg:width="0.399cm" svg:height="0.399cm" svg:x="35.67cm" svg:y="28.02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43" draw:id="id243" draw:layer="layout" svg:width="0.399cm" svg:height="0.399cm" svg:x="39.201cm" svg:y="26.88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41" draw:id="id241" draw:layer="layout" svg:width="0.399cm" svg:height="0.399cm" svg:x="38.29cm" svg:y="25.52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draw:type="line" svg:x1="38.491cm" svg:y1="25.524cm" svg:x2="37.777cm" svg:y2="24.741cm" draw:start-shape="id241" draw:start-glue-point="8" draw:end-shape="id242" draw:end-glue-point="4" svg:d="M38491 25524l-714-783" svg:viewBox="0 0 715 784">
          <text:p/>
        </draw:connector>
        <draw:connector draw:style-name="gr5" draw:text-style-name="P4" draw:layer="layout" draw:type="line" svg:x1="39.402cm" svg:y1="26.891cm" svg:x2="38.491cm" svg:y2="25.922cm" draw:start-shape="id243" draw:start-glue-point="8" draw:end-shape="id241" draw:end-glue-point="4" svg:d="M39402 26891l-911-969" svg:viewBox="0 0 912 970">
          <text:p/>
        </draw:connector>
        <draw:connector draw:style-name="gr5" draw:text-style-name="P4" draw:layer="layout" draw:type="line" svg:x1="35.871cm" svg:y1="28.03cm" svg:x2="32.339cm" svg:y2="27.346cm" draw:start-shape="id244" draw:start-glue-point="8" draw:end-shape="id240" draw:end-glue-point="4" svg:d="M35871 28030l-3532-684" svg:viewBox="0 0 3533 685">
          <text:p/>
        </draw:connector>
        <draw:connector draw:style-name="gr5" draw:text-style-name="P4" draw:layer="layout" draw:type="line" svg:x1="35.871cm" svg:y1="28.03cm" svg:x2="39.402cm" svg:y2="27.289cm" draw:start-shape="id244" draw:start-glue-point="8" draw:end-shape="id243" draw:end-glue-point="4" svg:d="M35871 28030l3531-741" svg:viewBox="0 0 3532 742">
          <text:p/>
        </draw:connector>
        <draw:connector draw:style-name="gr36" draw:text-style-name="P4" draw:layer="layout" draw:type="line" svg:x1="2.392cm" svg:y1="14.916cm" svg:x2="2.36cm" svg:y2="17.121cm" draw:start-shape="id124" draw:start-glue-point="7" draw:end-shape="id185" draw:end-glue-point="7" svg:d="M2392 14916l-32 2205" svg:viewBox="0 0 33 2206">
          <text:p/>
        </draw:connector>
        <draw:connector draw:style-name="gr36" draw:text-style-name="P4" draw:layer="layout" draw:type="line" svg:x1="6.706cm" svg:y1="14.908cm" svg:x2="7.907cm" svg:y2="17.029cm" draw:start-shape="id126" draw:start-glue-point="7" draw:end-shape="id189" draw:end-glue-point="7" svg:d="M6706 14908l1201 2121" svg:viewBox="0 0 1202 2122">
          <text:p/>
        </draw:connector>
        <draw:connector draw:style-name="gr36" draw:text-style-name="P4" draw:layer="layout" draw:type="line" svg:x1="6.706cm" svg:y1="14.908cm" svg:x2="6.728cm" svg:y2="17.029cm" draw:start-shape="id126" draw:start-glue-point="7" draw:end-shape="id187" draw:end-glue-point="7" svg:d="M6706 14908l22 2121" svg:viewBox="0 0 23 2122">
          <text:p/>
        </draw:connector>
        <draw:connector draw:style-name="gr36" draw:text-style-name="P4" draw:layer="layout" draw:type="line" svg:x1="7.884cm" svg:y1="14.908cm" svg:x2="7.318cm" svg:y2="17.029cm" draw:start-shape="id128" draw:start-glue-point="7" draw:end-shape="id188" draw:end-glue-point="7" svg:d="M7884 14908l-566 2121" svg:viewBox="0 0 567 2122">
          <text:p/>
        </draw:connector>
        <draw:connector draw:style-name="gr36" draw:text-style-name="P4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4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4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4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4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4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4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4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4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4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4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4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text-style-name="P5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text-style-name="P2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text-style-name="P5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text-style-name="P2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text-style-name="P2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text-style-name="P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3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3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3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3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7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3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3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3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3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3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3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3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3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3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3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3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3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3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3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3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3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3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4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4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4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4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7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3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3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3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3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3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3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3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3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3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3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3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3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3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3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3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3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3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4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4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4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4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7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3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3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3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3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4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7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7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text-style-name="P5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text-style-name="P2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text-style-name="P2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text-style-name="P5" draw:layer="layout" svg:width="27.377cm" svg:height="2.484cm" svg:x="2cm" svg:y="2.2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1" draw:text-style-name="P2" draw:layer="layout" svg:width="3.482cm" svg:height="0.962cm" svg:x="2.8cm" svg:y="6.6cm">
          <draw:text-box>
            <text:p>Side View:</text:p>
          </draw:text-box>
        </draw:frame>
        <draw:frame draw:style-name="gr52" draw:text-style-name="P2" draw:layer="layout" svg:width="3.237cm" svg:height="0.962cm" svg:x="13.4cm" svg:y="8.438cm">
          <draw:text-box>
            <text:p>Top View:</text:p>
          </draw:text-box>
        </draw:frame>
        <draw:g>
          <draw:custom-shape draw:style-name="gr53" draw:text-style-name="P8" xml:id="id297" draw:id="id297" draw:layer="layout" svg:width="0.741cm" svg:height="0.709cm" svg:x="4.28cm" svg:y="7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8" xml:id="id298" draw:id="id298" draw:layer="layout" svg:width="0.741cm" svg:height="0.709cm" svg:x="4.28cm" svg:y="15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line" svg:x1="4.65cm" svg:y1="8.5cm" svg:x2="4.65cm" svg:y2="15.791cm" draw:start-shape="id297" draw:start-glue-point="8" draw:end-shape="id298" draw:end-glue-point="4" svg:d="M4650 8500v7291" svg:viewBox="0 0 1 7292">
            <text:p/>
          </draw:connector>
        </draw:g>
        <draw:custom-shape draw:style-name="gr54" draw:text-style-name="P4" draw:layer="layout" svg:width="4.5cm" svg:height="8cm" svg:x="2.4cm" svg:y="8.145cm">
          <text:p/>
          <draw:enhanced-geometry svg:viewBox="0 0 21600 21600" draw:type="rectangle" draw:enhanced-path="M 0 0 L 21600 0 21600 21600 0 21600 0 0 Z N"/>
        </draw:custom-shape>
        <draw:measure draw:style-name="gr55" draw:text-style-name="P3" draw:layer="measurelines" svg:x1="4.7cm" svg:y1="10.1cm" svg:x2="6.8cm" svg:y2="10.1cm">
          <text:p text:style-name="P9"><text:span text:style-name="T12"><text:measure text:kind="gap"/></text:span><text:span text:style-name="T12">radius</text:span></text:p>
        </draw:measure>
        <draw:measure draw:style-name="gr55" draw:text-style-name="P3" draw:layer="measurelines" svg:x1="4cm" svg:y1="16.1cm" svg:x2="4cm" svg:y2="8.2cm">
          <text:p text:style-name="P9"><text:span text:style-name="T12"><text:measure text:kind="gap"/></text:span><text:span text:style-name="T12">edge spring length</text:span></text:p>
        </draw:measure>
        <draw:custom-shape draw:style-name="gr56" draw:text-style-name="P8" draw:layer="layout" svg:width="0.74cm" svg:height="0.74cm" svg:x="14.68cm" svg:y="11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" draw:layer="layout" svg:width="4.5cm" svg:height="4.5cm" svg:x="12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3" draw:layer="layout" svg:x1="12.9cm" svg:y1="12.758cm" svg:x2="15cm" svg:y2="12.758cm">
          <text:p text:style-name="P9"><text:span text:style-name="T12"><text:measure text:kind="gap"/></text:span><text:span text:style-name="T12">radius</text:span></text:p>
        </draw:measure>
        <draw:custom-shape draw:style-name="gr56" draw:text-style-name="P8" draw:layer="layout" svg:width="0.74cm" svg:height="0.74cm" svg:x="24.681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3" draw:layer="layout" svg:x1="22.901cm" svg:y1="12.759cm" svg:x2="25.001cm" svg:y2="12.759cm">
          <text:p text:style-name="P9"><text:span text:style-name="T12"><text:measure text:kind="gap"/></text:span><text:span text:style-name="T12">radius</text:span></text:p>
        </draw:measure>
        <draw:custom-shape draw:style-name="gr58" draw:text-style-name="P10" draw:layer="layout" svg:width="0.1cm" svg:height="0.1cm" svg:x="22.8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27.201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25.001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25.001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" draw:layer="layout" svg:width="8.842cm" svg:height="0.962cm" svg:x="20.858cm" svg:y="8.1cm">
          <draw:text-box>
            <text:p>Top View with Ghost Vertices:</text:p>
          </draw:text-box>
        </draw:frame>
        <draw:frame draw:style-name="gr60" draw:text-style-name="P2" draw:layer="layout" svg:width="9.087cm" svg:height="0.962cm" svg:x="31.213cm" svg:y="6.338cm">
          <draw:text-box>
            <text:p>Side View with Ghost Vertices:</text:p>
          </draw:text-box>
        </draw:frame>
        <draw:g>
          <draw:custom-shape draw:style-name="gr53" draw:text-style-name="P8" xml:id="id299" draw:id="id299" draw:layer="layout" svg:width="0.741cm" svg:height="0.709cm" svg:x="35.48cm" svg:y="7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8" xml:id="id300" draw:id="id300" draw:layer="layout" svg:width="0.741cm" svg:height="0.709cm" svg:x="35.48cm" svg:y="1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line" svg:x1="35.85cm" svg:y1="8.501cm" svg:x2="35.85cm" svg:y2="15.792cm" draw:start-shape="id299" draw:start-glue-point="8" draw:end-shape="id300" draw:end-glue-point="4" svg:d="M35850 8501v7291" svg:viewBox="0 0 1 7292">
            <text:p/>
          </draw:connector>
        </draw:g>
        <draw:measure draw:style-name="gr55" draw:text-style-name="P3" draw:layer="layout" svg:x1="35.9cm" svg:y1="10.101cm" svg:x2="38cm" svg:y2="10.101cm">
          <text:p text:style-name="P9"><text:span text:style-name="T12"><text:measure text:kind="gap"/></text:span><text:span text:style-name="T12">radius</text:span></text:p>
        </draw:measure>
        <draw:measure draw:style-name="gr55" draw:text-style-name="P3" draw:layer="layout" svg:x1="35.2cm" svg:y1="16.101cm" svg:x2="35.2cm" svg:y2="8.201cm">
          <text:p text:style-name="P9"><text:span text:style-name="T12"><text:measure text:kind="gap"/></text:span><text:span text:style-name="T12">edge spring length</text:span></text:p>
        </draw:measure>
        <draw:custom-shape draw:style-name="gr58" draw:text-style-name="P10" draw:layer="layout" svg:width="0.1cm" svg:height="0.1cm" svg:x="33.502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35.8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38.101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33.503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35.801cm" svg:y="1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0.1cm" svg:height="0.1cm" svg:x="38.102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61" draw:text-style-name="P2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62" draw:text-style-name="P3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3" draw:text-style-name="P2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64" draw:text-style-name="P2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65" draw:text-style-name="P2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66" draw:text-style-name="P5" draw:layer="layout" svg:width="16.73cm" svg:height="2.484cm" svg:x="23.2cm" svg:y="4.9cm">
          <draw:text-box>
            <text:p><text:span text:style-name="T13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  <text:list-item>
                <text:p><text:span text:style-name="T4">Give each leaf node a unique ID across each strand</text:span></text:p>
              </text:list-item>
            </text:list>
          </draw:text-box>
        </draw:frame>
        <draw:g>
          <draw:polyline draw:style-name="gr67" draw:text-style-name="P4" draw:layer="layout" svg:width="2.195cm" svg:height="0.375cm" draw:transform="skewX (0.00279252680319093) rotate (-3.11558724773508) translate (39.6986650918199cm 21.255725589597cm)" svg:viewBox="0 0 2196 376" draw:points="0,158 589,160 696,374 857,0 964,322 1125,54 1232,376 1339,1 1500,323 1660,163 2196,165">
            <text:p/>
          </draw:polyline>
          <draw:custom-shape draw:style-name="gr68" draw:text-style-name="P3" draw:layer="layout" svg:width="6.7cm" svg:height="0.2cm" svg:x="34.7cm" svg:y="12.6cm">
            <text:p/>
            <draw:enhanced-geometry svg:viewBox="0 0 21600 21600" draw:type="rectangle" draw:enhanced-path="M 0 0 L 21600 0 21600 21600 0 21600 0 0 Z N"/>
          </draw:custom-shape>
          <draw:g>
            <draw:polyline draw:style-name="gr69" draw:text-style-name="P4" draw:layer="layout" svg:width="2.903cm" svg:height="0.495cm" draw:transform="rotate (-1.37898464200072) translate (36.2108460376809cm 12.7596031494296cm)" svg:viewBox="0 0 2904 496" draw:points="0,213 779,213 921,496 1133,0 1275,425 1488,71 1629,496 1771,0 1983,425 2196,213 2904,213">
              <text:p/>
            </draw:polyline>
            <draw:custom-shape draw:style-name="gr70" draw:text-style-name="P3" draw:layer="layout" svg:width="0.496cm" svg:height="0.496cm" draw:transform="rotate (0.191811684794177) translate (36.347cm 15.6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4" draw:layer="layout" svg:width="2.903cm" svg:height="0.495cm" draw:transform="rotate (-1.7552776287307) translate (40.8130642023856cm 12.8448878332755cm)" svg:viewBox="0 0 2904 496" draw:points="0,213 779,213 921,496 1133,0 1275,425 1488,71 1629,496 1771,0 1983,425 2196,212 2904,213">
              <text:p/>
            </draw:polyline>
            <draw:custom-shape draw:style-name="gr70" draw:text-style-name="P3" draw:layer="layout" svg:width="0.496cm" svg:height="0.496cm" draw:transform="rotate (-0.184481301935801) translate (39.863cm 15.6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4" draw:layer="layout" svg:width="2.903cm" svg:height="0.495cm" draw:transform="rotate (-1.37898464200072) translate (36.8108460376809cm 16.0816031494296cm)" svg:viewBox="0 0 2904 496" draw:points="0,213 779,213 921,496 1133,0 1275,425 1487,71 1629,496 1771,0 1983,425 2196,213 2904,213">
              <text:p/>
            </draw:polyline>
            <draw:custom-shape draw:style-name="gr70" draw:text-style-name="P3" draw:layer="layout" svg:width="0.496cm" svg:height="0.496cm" draw:transform="rotate (0.191811684794177) translate (36.947cm 19.0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4" draw:layer="layout" svg:width="2.903cm" svg:height="0.495cm" draw:transform="rotate (-1.50290301889232) translate (37.4981598394836cm 19.3857541421521cm)" svg:viewBox="0 0 2904 496" draw:points="0,213 779,213 921,496 1133,0 1275,425 1487,71 1629,496 1771,0 1983,425 2196,213 2904,213">
              <text:p/>
            </draw:polyline>
            <draw:custom-shape draw:style-name="gr70" draw:text-style-name="P3" draw:layer="layout" svg:width="0.496cm" svg:height="0.496cm" draw:transform="rotate (0.0678933079025794) translate (37.271cm 22.3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4" draw:layer="layout" svg:width="2.903cm" svg:height="0.495cm" draw:transform="rotate (-1.6002923911536) translate (40.2436167272957cm 16.1062739244816cm)" svg:viewBox="0 0 2904 496" draw:points="0,212 779,212 921,496 1133,0 1275,425 1488,71 1629,496 1771,0 1983,425 2196,213 2904,213">
              <text:p/>
            </draw:polyline>
            <draw:custom-shape draw:style-name="gr70" draw:text-style-name="P3" draw:layer="layout" svg:width="0.496cm" svg:height="0.496cm" draw:transform="rotate (-0.0294960643587044) translate (39.734cm 18.9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4" draw:layer="layout" svg:width="2.903cm" svg:height="0.495cm" draw:transform="rotate (-1.6002923911536) translate (40.2136167272957cm 19.4992739244816cm)" svg:viewBox="0 0 2904 496" draw:points="0,213 779,213 921,496 1133,0 1275,425 1488,71 1629,496 1771,0 1983,425 2196,213 2904,213">
              <text:p/>
            </draw:polyline>
            <draw:custom-shape draw:style-name="gr70" draw:text-style-name="P3" draw:layer="layout" svg:width="0.496cm" svg:height="0.496cm" draw:transform="rotate (-0.0294960643587044) translate (39.704cm 22.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69" draw:text-style-name="P4" draw:layer="layout" svg:width="2.903cm" svg:height="0.495cm" draw:transform="rotate (-1.6002923911536) translate (40.2136167272957cm 19.5002739244816cm)" svg:viewBox="0 0 2904 496" draw:points="0,213 779,213 921,496 1133,0 1275,425 1488,71 1629,496 1771,0 1983,425 2196,213 2904,213">
              <text:p/>
            </draw:polyline>
          </draw:g>
        </draw:g>
        <draw:frame draw:style-name="gr71" draw:text-style-name="P2" draw:layer="layout" svg:width="23.403cm" svg:height="3.806cm" svg:x="1.8cm" svg:y="18.5cm">
          <draw:text-box>
            <text:p>Create stiction spring between two strand segments:</text:p>
            <text:list text:style-name="L1">
              <text:list-item>
                <text:p>Find midpoint for each segment</text:p>
              </text:list-item>
              <text:list-item>
                <text:p>Calculate vector along the midpoints</text:p>
              </text:list-item>
              <text:list-item>
                <text:p>Setup spring along the midpoints</text:p>
              </text:list-item>
              <text:list-item>
                <text:p>Add impulse to half velocity and velocity</text:p>
              </text:list-item>
            </text:list>
          </draw:text-box>
        </draw:frame>
        <draw:frame draw:style-name="gr72" draw:text-style-name="P2" draw:layer="layout" svg:width="14.234cm" svg:height="3.806cm" svg:x="1.9cm" svg:y="24.1cm">
          <draw:text-box>
            <text:p>Track Collisions System:</text:p>
            <text:list text:style-name="L1">
              <text:list-item>
                <text:p>Remove collisions beyond distance threshold</text:p>
              </text:list-item>
              <text:list-item>
                <text:p>Check segments for collisions</text:p>
              </text:list-item>
              <text:list-item>
                <text:p>Remember which segments are colliding</text:p>
              </text:list-item>
              <text:list-item>
                <text:p>Apply velocity impulse to all colliding segments</text:p>
              </text:list-item>
            </text:list>
          </draw:text-box>
        </draw:frame>
        <draw:frame draw:style-name="gr73" draw:text-style-name="P2" draw:layer="layout" svg:width="8.317cm" svg:height="3.806cm" svg:x="19.1cm" svg:y="24.6cm">
          <draw:text-box>
            <text:p>Collision Attributes Tracked:</text:p>
            <text:list text:style-name="L1">
              <text:list-item>
                <text:p>Strand ID</text:p>
              </text:list-item>
              <text:list-item>
                <text:p>Segment ID</text:p>
              </text:list-item>
              <text:list-item>
                <text:p>Particle 1 ID</text:p>
              </text:list-item>
              <text:list-item>
                <text:p>Particle 2 ID</text:p>
              </text:list-item>
            </text:list>
          </draw:text-box>
        </draw:frame>
        <draw:frame draw:style-name="gr74" draw:text-style-name="P2" draw:layer="layout" svg:width="15.768cm" svg:height="5.228cm" svg:x="16.832cm" svg:y="13.772cm">
          <draw:text-box>
            <text:p>Break existing stiction springs for each strand:</text:p>
            <text:list text:style-name="L1">
              <text:list-item>
                <text:p>Iterate through list of connections with this strand</text:p>
              </text:list-item>
              <text:list-item>
                <text:p>Calculate distance squared for each connection</text:p>
              </text:list-item>
              <text:list-item>
                <text:p>Check distance squared against distance threshold</text:p>
              </text:list-item>
              <text:list-item>
                <text:p>Remove stiction spring connection between the respective segments in respective strands if applicable</text:p>
              </text:list-item>
            </text:list>
          </draw:text-box>
        </draw:frame>
      </draw:page>
      <draw:page draw:name="page12" draw:style-name="dp1" draw:master-page-name="Default">
        <draw:frame draw:style-name="gr75" draw:text-style-name="P2" draw:layer="layout" svg:width="8.986cm" svg:height="2.384cm" svg:x="1.8cm" svg:y="2.1cm">
          <draw:text-box>
            <text:p>Incorporate additional springs:</text:p>
            <text:list text:style-name="L1">
              <text:list-item>
                <text:p>Torsion</text:p>
              </text:list-item>
              <text:list-item>
                <text:p>Bending</text:p>
              </text:list-item>
            </text:list>
          </draw:text-box>
        </draw:frame>
        <draw:frame draw:style-name="gr76" draw:text-style-name="P2" draw:layer="layout" svg:width="12.3cm" svg:height="1.673cm" svg:x="2cm" svg:y="6.6cm">
          <draw:text-box>
            <text:p>Expand velocity calculations to proper 3D:</text:p>
            <text:list text:style-name="L1">
              <text:list-item>
                <text:p>Incorporate z component into equations</text:p>
              </text:list-item>
            </text:list>
          </draw:text-box>
        </draw:frame>
      </draw:page>
      <draw:page draw:name="page13" draw:style-name="dp1" draw:master-page-name="Default">
        <draw:frame draw:style-name="gr77" draw:text-style-name="P2" draw:layer="layout" svg:width="14.07cm" svg:height="1.673cm" svg:x="2.9cm" svg:y="2.3cm">
          <draw:text-box>
            <text:p>Apply external forces that can change over time:</text:p>
            <text:list text:style-name="L1">
              <text:list-item>
                <text:p>Wind</text:p>
              </text:list-item>
            </text:list>
          </draw:text-box>
        </draw:frame>
        <draw:frame draw:style-name="gr78" draw:text-style-name="P2" draw:layer="layout" svg:width="14.522cm" svg:height="4.517cm" svg:x="3.4cm" svg:y="7.9cm">
          <draw:text-box>
            <text:p>Components:</text:p>
            <text:list text:style-name="L1">
              <text:list-item>
                <text:p>Minimum force</text:p>
              </text:list-item>
              <text:list-item>
                <text:p>Maximum force</text:p>
              </text:list-item>
              <text:list-item>
                <text:p>Minimum change in force per time step</text:p>
              </text:list-item>
              <text:list-item>
                <text:p>Maximum change in force per time step</text:p>
              </text:list-item>
              <text:list-item>
                <text:p>Randomly chosen change in force per time step</text:p>
              </text:list-item>
            </text:list>
          </draw:text-box>
        </draw:frame>
      </draw:page>
      <draw:page draw:name="page14" draw:style-name="dp1" draw:master-page-name="Default">
        <draw:frame draw:style-name="gr79" draw:text-style-name="P2" draw:layer="layout" svg:width="7.089cm" svg:height="1.673cm" svg:x="2.4cm" svg:y="2.7cm">
          <draw:text-box>
            <text:p>Fix geometry collisions:</text:p>
            <text:list text:style-name="L1">
              <text:list-item>
                <text:p>Normal calculation</text:p>
              </text:list-item>
            </text:list>
          </draw:text-box>
        </draw:frame>
      </draw:page>
      <draw:page draw:name="page15" draw:style-name="dp1" draw:master-page-name="Default">
        <draw:frame draw:style-name="gr80" draw:text-style-name="P2" draw:layer="layout" svg:width="6.424cm" svg:height="0.962cm" svg:x="2cm" svg:y="2.2cm">
          <draw:text-box>
            <text:p>GPU Memory Layout</text:p>
          </draw:text-box>
        </draw:frame>
        <draw:frame draw:style-name="gr81" draw:text-style-name="P2" draw:layer="layout" svg:width="8.736cm" svg:height="0.962cm" svg:x="3.2cm" svg:y="4.6cm">
          <draw:text-box>
            <text:p>Conjugate gradient variables:</text:p>
          </draw:text-box>
        </draw:frame>
        <draw:custom-shape draw:style-name="gr82" draw:text-style-name="P3" draw:layer="layout" svg:width="3cm" svg:height="0.9cm" svg:x="2.9cm" svg:y="10.1cm">
          <text:p text:style-name="P3">bb0</text:p>
          <draw:enhanced-geometry svg:viewBox="0 0 21600 21600" draw:type="rectangle" draw:enhanced-path="M 0 0 L 21600 0 21600 21600 0 21600 0 0 Z N"/>
        </draw:custom-shape>
        <draw:custom-shape draw:style-name="gr83" draw:text-style-name="P11" draw:layer="layout" svg:width="3cm" svg:height="0.9cm" svg:x="6cm" svg:y="10.1cm">
          <text:p text:style-name="P3">bb1</text:p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3cm" svg:height="0.9cm" svg:x="9.1cm" svg:y="10.1cm">
          <text:p text:style-name="P3">bb2</text:p>
          <draw:enhanced-geometry svg:viewBox="0 0 21600 21600" draw:type="rectangle" draw:enhanced-path="M 0 0 L 21600 0 21600 21600 0 21600 0 0 Z N"/>
        </draw:custom-shape>
        <draw:custom-shape draw:style-name="gr83" draw:text-style-name="P11" draw:layer="layout" svg:width="3cm" svg:height="0.9cm" svg:x="12.2cm" svg:y="10.1cm">
          <text:p text:style-name="P3">bb3</text:p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3cm" svg:height="0.9cm" svg:x="2.9cm" svg:y="12cm">
          <text:p text:style-name="P3">xx0</text:p>
          <draw:enhanced-geometry svg:viewBox="0 0 21600 21600" draw:type="rectangle" draw:enhanced-path="M 0 0 L 21600 0 21600 21600 0 21600 0 0 Z N"/>
        </draw:custom-shape>
        <draw:custom-shape draw:style-name="gr83" draw:text-style-name="P11" draw:layer="layout" svg:width="3cm" svg:height="0.9cm" svg:x="6cm" svg:y="12cm">
          <text:p text:style-name="P3">xx1</text:p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3cm" svg:height="0.9cm" svg:x="9.1cm" svg:y="12cm">
          <text:p text:style-name="P3">xx2</text:p>
          <draw:enhanced-geometry svg:viewBox="0 0 21600 21600" draw:type="rectangle" draw:enhanced-path="M 0 0 L 21600 0 21600 21600 0 21600 0 0 Z N"/>
        </draw:custom-shape>
        <draw:custom-shape draw:style-name="gr83" draw:text-style-name="P11" draw:layer="layout" svg:width="3cm" svg:height="0.9cm" svg:x="12.2cm" svg:y="12cm">
          <text:p text:style-name="P3">xx3</text:p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9cm" svg:height="1cm" svg:x="3cm" svg:y="6.4cm">
          <text:p text:style-name="P3">AA0</text:p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9cm" svg:height="1cm" svg:x="21.333cm" svg:y="6.4cm">
          <text:p text:style-name="P3">AA2</text:p>
          <draw:enhanced-geometry svg:viewBox="0 0 21600 21600" draw:type="rectangle" draw:enhanced-path="M 0 0 L 21600 0 21600 21600 0 21600 0 0 Z N"/>
        </draw:custom-shape>
        <draw:custom-shape draw:style-name="gr85" draw:text-style-name="P11" draw:layer="layout" svg:width="9cm" svg:height="1cm" svg:x="12.167cm" svg:y="6.4cm">
          <text:p text:style-name="P3">AA1</text:p>
          <draw:enhanced-geometry svg:viewBox="0 0 21600 21600" draw:type="rectangle" draw:enhanced-path="M 0 0 L 21600 0 21600 21600 0 21600 0 0 Z N"/>
        </draw:custom-shape>
        <draw:custom-shape draw:style-name="gr85" draw:text-style-name="P11" draw:layer="layout" svg:width="9cm" svg:height="1cm" svg:x="30.5cm" svg:y="6.4cm">
          <text:p text:style-name="P3">AA3</text:p>
          <draw:enhanced-geometry svg:viewBox="0 0 21600 21600" draw:type="rectangle" draw:enhanced-path="M 0 0 L 21600 0 21600 21600 0 21600 0 0 Z N"/>
        </draw:custom-shape>
        <draw:g>
          <draw:measure draw:style-name="gr86" draw:text-style-name="P13" draw:layer="measurelines" svg:x1="3cm" svg:y1="8.965cm" svg:x2="5.9cm" svg:y2="8.965cm">
            <text:p text:style-name="P13"/>
            <text:p text:style-name="P13"><text:span text:style-name="T12">Row 0</text:span></text:p>
          </draw:measure>
          <draw:measure draw:style-name="gr87" draw:text-style-name="P13" draw:layer="layout" svg:x1="6.05cm" svg:y1="8.965cm" svg:x2="8.95cm" svg:y2="8.965cm">
            <text:p text:style-name="P13"/>
            <text:p text:style-name="P13"><text:span text:style-name="T12">Row 1</text:span></text:p>
          </draw:measure>
          <draw:measure draw:style-name="gr88" draw:text-style-name="P13" draw:layer="layout" svg:x1="9.1cm" svg:y1="8.965cm" svg:x2="12cm" svg:y2="8.965cm">
            <text:p text:style-name="P13"/>
            <text:p text:style-name="P13"><text:span text:style-name="T12">Row 2</text:span></text:p>
          </draw:measure>
        </draw:g>
        <draw:g>
          <draw:measure draw:style-name="gr89" draw:text-style-name="P13" draw:layer="layout" svg:x1="12.2cm" svg:y1="8.929cm" svg:x2="15.1cm" svg:y2="8.929cm">
            <text:p text:style-name="P13"/>
            <text:p text:style-name="P13"><text:span text:style-name="T12">Row 0</text:span></text:p>
          </draw:measure>
          <draw:measure draw:style-name="gr90" draw:text-style-name="P13" draw:layer="layout" svg:x1="15.25cm" svg:y1="8.929cm" svg:x2="18.15cm" svg:y2="8.929cm">
            <text:p text:style-name="P13"/>
            <text:p text:style-name="P13"><text:span text:style-name="T12">Row 1</text:span></text:p>
          </draw:measure>
          <draw:measure draw:style-name="gr91" draw:text-style-name="P13" draw:layer="layout" svg:x1="18.3cm" svg:y1="8.929cm" svg:x2="21.2cm" svg:y2="8.929cm">
            <text:p text:style-name="P13"/>
            <text:p text:style-name="P13"><text:span text:style-name="T12">Row 2</text:span></text:p>
          </draw:measure>
        </draw:g>
        <draw:g>
          <draw:measure draw:style-name="gr92" draw:text-style-name="P13" draw:layer="layout" svg:x1="21.4cm" svg:y1="8.893cm" svg:x2="24.3cm" svg:y2="8.893cm">
            <text:p text:style-name="P13"/>
            <text:p text:style-name="P13"><text:span text:style-name="T12">Row 0</text:span></text:p>
          </draw:measure>
          <draw:measure draw:style-name="gr93" draw:text-style-name="P13" draw:layer="layout" svg:x1="24.45cm" svg:y1="8.893cm" svg:x2="27.35cm" svg:y2="8.893cm">
            <text:p text:style-name="P13"/>
            <text:p text:style-name="P13"><text:span text:style-name="T12">Row 1</text:span></text:p>
          </draw:measure>
          <draw:measure draw:style-name="gr94" draw:text-style-name="P13" draw:layer="layout" svg:x1="27.5cm" svg:y1="8.893cm" svg:x2="30.4cm" svg:y2="8.893cm">
            <text:p text:style-name="P13"/>
            <text:p text:style-name="P13"><text:span text:style-name="T12">Row 2</text:span></text:p>
          </draw:measure>
        </draw:g>
        <draw:g>
          <draw:measure draw:style-name="gr95" draw:text-style-name="P13" draw:layer="layout" svg:x1="30.6cm" svg:y1="8.793cm" svg:x2="33.5cm" svg:y2="8.793cm">
            <text:p text:style-name="P13"/>
            <text:p text:style-name="P13"><text:span text:style-name="T12">Row 0</text:span></text:p>
          </draw:measure>
          <draw:measure draw:style-name="gr96" draw:text-style-name="P13" draw:layer="layout" svg:x1="33.65cm" svg:y1="8.793cm" svg:x2="36.55cm" svg:y2="8.793cm">
            <text:p text:style-name="P13"/>
            <text:p text:style-name="P13"><text:span text:style-name="T12">Row 1</text:span></text:p>
          </draw:measure>
          <draw:measure draw:style-name="gr97" draw:text-style-name="P13" draw:layer="layout" svg:x1="36.7cm" svg:y1="8.793cm" svg:x2="39.6cm" svg:y2="8.793cm">
            <text:p text:style-name="P13"/>
            <text:p text:style-name="P13"><text:span text:style-name="T12">Row 2</text:span></text:p>
          </draw:measure>
        </draw:g>
        <draw:custom-shape draw:style-name="gr98" draw:text-style-name="P14" draw:layer="layout" svg:width="9cm" svg:height="1cm" svg:x="3cm" svg:y="20.1cm">
          <text:p text:style-name="P3">positions0</text:p>
          <draw:enhanced-geometry svg:viewBox="0 0 21600 21600" draw:type="rectangle" draw:enhanced-path="M 0 0 L 21600 0 21600 21600 0 21600 0 0 Z N"/>
        </draw:custom-shape>
        <draw:custom-shape draw:style-name="gr98" draw:text-style-name="P14" draw:layer="layout" svg:width="9cm" svg:height="1cm" svg:x="21.333cm" svg:y="20.1cm">
          <text:p text:style-name="P3">positions2</text:p>
          <draw:enhanced-geometry svg:viewBox="0 0 21600 21600" draw:type="rectangle" draw:enhanced-path="M 0 0 L 21600 0 21600 21600 0 21600 0 0 Z N"/>
        </draw:custom-shape>
        <draw:custom-shape draw:style-name="gr99" draw:text-style-name="P15" draw:layer="layout" svg:width="9cm" svg:height="1cm" svg:x="12.167cm" svg:y="20.1cm">
          <text:p text:style-name="P3">positions1</text:p>
          <draw:enhanced-geometry svg:viewBox="0 0 21600 21600" draw:type="rectangle" draw:enhanced-path="M 0 0 L 21600 0 21600 21600 0 21600 0 0 Z N"/>
        </draw:custom-shape>
        <draw:custom-shape draw:style-name="gr99" draw:text-style-name="P15" draw:layer="layout" svg:width="9cm" svg:height="1cm" svg:x="30.5cm" svg:y="20.1cm">
          <text:p text:style-name="P3">positions3</text:p>
          <draw:enhanced-geometry svg:viewBox="0 0 21600 21600" draw:type="rectangle" draw:enhanced-path="M 0 0 L 21600 0 21600 21600 0 21600 0 0 Z N"/>
        </draw:custom-shape>
        <draw:measure draw:style-name="gr55" draw:text-style-name="P3" draw:layer="measurelines" svg:x1="3cm" svg:y1="22.7cm" svg:x2="12cm" svg:y2="22.7cm">
          <text:p text:style-name="P9"><text:span text:style-name="T12"><text:measure text:kind="gap"/></text:span><text:span text:style-name="T12">NUMPARTICLES</text:span></text:p>
        </draw:measure>
        <draw:measure draw:style-name="gr55" draw:text-style-name="P3" draw:layer="layout" svg:x1="12.2cm" svg:y1="22.633cm" svg:x2="21.2cm" svg:y2="22.633cm">
          <text:p text:style-name="P9"><text:span text:style-name="T12"><text:measure text:kind="gap"/></text:span><text:span text:style-name="T12">NUMPARTICLES</text:span></text:p>
        </draw:measure>
        <draw:measure draw:style-name="gr55" draw:text-style-name="P3" draw:layer="layout" svg:x1="21.4cm" svg:y1="22.567cm" svg:x2="30.4cm" svg:y2="22.567cm">
          <text:p text:style-name="P9"><text:span text:style-name="T12"><text:measure text:kind="gap"/></text:span><text:span text:style-name="T12">NUMPARTICLES</text:span></text:p>
        </draw:measure>
        <draw:measure draw:style-name="gr55" draw:text-style-name="P3" draw:layer="layout" svg:x1="30.6cm" svg:y1="22.5cm" svg:x2="39.6cm" svg:y2="22.5cm">
          <text:p text:style-name="P9"><text:span text:style-name="T12"><text:measure text:kind="gap"/></text:span><text:span text:style-name="T12">NUMPARTICLES</text:span></text:p>
        </draw:measure>
        <draw:measure draw:style-name="gr55" draw:text-style-name="P3" draw:layer="measurelines" svg:x1="2.9cm" svg:y1="19.7cm" svg:x2="39.5cm" svg:y2="19.7cm">
          <text:p text:style-name="P9"><text:span text:style-name="T12">NUMSTRANDS</text:span></text:p>
        </draw:measure>
        <draw:frame draw:style-name="gr100" draw:text-style-name="P16" draw:layer="layout" svg:width="3cm" svg:height="0.5cm" svg:x="3cm" svg:y="8.8cm">
          <draw:text-box>
            <text:p><text:span text:style-name="T14">NUMPARTICLES*NUMCOMPONENTS</text:span></text:p>
          </draw:text-box>
        </draw:frame>
      </draw:page>
      <draw:page draw:name="page16" draw:style-name="dp1" draw:master-page-name="Default">
        <draw:frame draw:style-name="gr101" draw:text-style-name="P2" draw:layer="layout" svg:width="21.573cm" svg:height="8.072cm" svg:x="1.9cm" svg:y="1.8cm">
          <draw:text-box>
            <text:p>GPU Initialise Strands:</text:p>
            <text:list text:style-name="L1">
              <text:list-item>
                <text:p><text:span text:style-name="T15">Copy roots</text:span></text:p>
              </text:list-item>
              <text:list-item>
                <text:p><text:span text:style-name="T15">Copy normals</text:span></text:p>
              </text:list-item>
              <text:list-item>
                <text:p><text:span text:style-name="T15">Calculate initial particle positions</text:span></text:p>
              </text:list-item>
              <text:list-item>
                <text:p><text:span text:style-name="T15">Display particles of the first strand with initialised positions</text:span></text:p>
                <text:list>
                  <text:list-item>
                    <text:p><text:span text:style-name="T15">Register CUDA resource</text:span></text:p>
                  </text:list-item>
                  <text:list-item>
                    <text:p><text:span text:style-name="T15">Map resource, set map flags, write initial data, unmap resource</text:span></text:p>
                  </text:list-item>
                  <text:list-item>
                    <text:p><text:span text:style-name="T15">Map resource, set map flags, read data for displaying, unmap resource</text:span></text:p>
                  </text:list-item>
                  <text:list-item>
                    <text:p><text:span text:style-name="T15">Unregister CUDA resource</text:span></text:p>
                  </text:list-item>
                </text:list>
              </text:list-item>
              <text:list-item>
                <text:p><text:span text:style-name="T15">Display multiple strands</text:span></text:p>
              </text:list-item>
            </text:list>
          </draw:text-box>
        </draw:frame>
        <draw:frame draw:style-name="gr102" draw:text-style-name="P2" draw:layer="layout" svg:width="11.61cm" svg:height="8.072cm" svg:x="1.99cm" svg:y="10.761cm">
          <draw:text-box>
            <text:p>GPU Update Strands Functions to Port:</text:p>
            <text:list text:style-name="L1">
              <text:list-item>
                <text:p><text:span text:style-name="T15">clearForces</text:span></text:p>
              </text:list-item>
              <text:list-item>
                <text:p><text:span text:style-name="T15">calcVelocities</text:span></text:p>
                <text:list>
                  <text:list-item>
                    <text:p><text:span text:style-name="T15">buildAB</text:span></text:p>
                  </text:list-item>
                  <text:list-item>
                    <text:p><text:span text:style-name="T15">conjugate</text:span></text:p>
                  </text:list-item>
                </text:list>
              </text:list-item>
              <text:list-item>
                <text:p><text:span text:style-name="T15">updateSprings</text:span></text:p>
              </text:list-item>
              <text:list-item>
                <text:p><text:span text:style-name="T15">applyForce</text:span></text:p>
              </text:list-item>
              <text:list-item>
                <text:p><text:span text:style-name="T15">updateVelocities</text:span></text:p>
              </text:list-item>
              <text:list-item>
                <text:p><text:span text:style-name="T15">applyStrainLimiting</text:span></text:p>
              </text:list-item>
              <text:list-item>
                <text:p><text:span text:style-name="T15">updatePositions</text:span></text:p>
              </text:list-item>
              <text:list-item>
                <text:p><text:span text:style-name="T15">updateParticles</text:span></text:p>
              </text:list-item>
            </text:list>
          </draw:text-box>
        </draw:frame>
        <draw:frame draw:style-name="gr103" draw:text-style-name="P2" draw:layer="layout" svg:width="9.286cm" svg:height="3.806cm" svg:x="19.2cm" svg:y="9.8cm">
          <draw:text-box>
            <text:p>GPU Stiction Functions to Port:</text:p>
            <text:list text:style-name="L1">
              <text:list-item>
                <text:p>createBoundingVolumes</text:p>
              </text:list-item>
              <text:list-item>
                <text:p>UpdateBoundingVolumes</text:p>
              </text:list-item>
              <text:list-item>
                <text:p>ApplyStiction</text:p>
              </text:list-item>
              <text:list-item>
                <text:p>ApplyStiction2</text:p>
              </text:list-item>
            </text:list>
          </draw:text-box>
        </draw:frame>
        <draw:frame draw:style-name="gr104" draw:text-style-name="P2" draw:layer="layout" svg:width="7.401cm" svg:height="2.384cm" svg:x="24.4cm" svg:y="2.8cm">
          <draw:text-box>
            <text:p>GPU Object Collisions:</text:p>
            <text:list text:style-name="L1">
              <text:list-item>
                <text:p>createObjectCollisions</text:p>
              </text:list-item>
              <text:list-item>
                <text:p>objectCollisions</text:p>
              </text:list-item>
            </text:list>
          </draw:text-box>
        </draw:frame>
        <draw:frame draw:style-name="gr105" draw:text-style-name="P2" draw:layer="layout" svg:width="14.572cm" svg:height="4.517cm" svg:x="13.3cm" svg:y="17.4cm">
          <draw:text-box>
            <text:p>Geometry Collisions:</text:p>
            <text:list text:style-name="L1">
              <text:list-item>
                <text:p>Load OBJ model on CPU</text:p>
              </text:list-item>
              <text:list-item>
                <text:p>Allocate memory for OBJ data and copy to GPU</text:p>
              </text:list-item>
              <text:list-item>
                <text:p>Allocate memory for collision distance field</text:p>
              </text:list-item>
              <text:list-item>
                <text:p>Initialise collision distance field</text:p>
              </text:list-item>
              <text:list-item>
                <text:p>Free OBJ data from GPU</text:p>
              </text:list-item>
            </text:list>
          </draw:text-box>
        </draw:frame>
        <draw:g>
          <draw:custom-shape draw:style-name="gr106" draw:text-style-name="P3" xml:id="id302" draw:id="id302" draw:layer="layout" svg:width="4.2cm" svg:height="2.2cm" svg:x="13.3cm" svg:y="23.4cm">
            <text:p text:style-name="P3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3" xml:id="id304" draw:id="id304" draw:layer="layout" svg:width="1.1cm" svg:height="1.1cm" svg:x="19cm" svg:y="23cm">
            <text:p text:style-name="P3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3" xml:id="id303" draw:id="id303" draw:layer="layout" svg:width="1.1cm" svg:height="1.1cm" svg:x="19.001cm" svg:y="24.501cm">
            <text:p text:style-name="P3">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3" xml:id="id301" draw:id="id301" draw:layer="layout" svg:width="1.1cm" svg:height="1.1cm" svg:x="19.002cm" svg:y="26.202cm">
            <text:p text:style-name="P3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4" draw:layer="layout" draw:type="line" svg:x1="19.002cm" svg:y1="26.752cm" svg:x2="17.5cm" svg:y2="24.5cm" draw:start-shape="id301" draw:start-glue-point="6" draw:end-shape="id302" draw:end-glue-point="1" svg:d="M19002 26752l-1502-2252" svg:viewBox="0 0 1503 2253">
            <text:p/>
          </draw:connector>
          <draw:connector draw:style-name="gr5" draw:text-style-name="P4" draw:layer="layout" draw:type="line" svg:x1="19.001cm" svg:y1="25.051cm" svg:x2="17.5cm" svg:y2="24.5cm" draw:start-shape="id303" draw:start-glue-point="6" draw:end-shape="id302" draw:end-glue-point="1" svg:d="M19001 25051l-1501-551" svg:viewBox="0 0 1502 552">
            <text:p/>
          </draw:connector>
          <draw:connector draw:style-name="gr5" draw:text-style-name="P4" draw:layer="layout" draw:type="line" svg:x1="19cm" svg:y1="23.55cm" svg:x2="17.5cm" svg:y2="24.5cm" draw:start-shape="id304" draw:start-glue-point="6" draw:end-shape="id302" draw:end-glue-point="1" svg:d="M19000 23550l-1500 950" svg:viewBox="0 0 1501 951">
            <text:p/>
          </draw:connector>
        </draw:g>
        <draw:custom-shape draw:style-name="gr108" draw:text-style-name="P17" xml:id="id306" draw:id="id306" draw:layer="layout" svg:width="4.2cm" svg:height="2.2cm" svg:x="27.2cm" svg:y="23.298cm">
          <text:p text:style-name="P3">De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17" xml:id="id308" draw:id="id308" draw:layer="layout" svg:width="1.1cm" svg:height="1.1cm" svg:x="32.9cm" svg:y="22.898cm">
          <text:p text:style-name="P3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7" xml:id="id307" draw:id="id307" draw:layer="layout" svg:width="1.1cm" svg:height="1.1cm" svg:x="32.901cm" svg:y="24.399cm">
          <text:p text:style-name="P3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7" xml:id="id305" draw:id="id305" draw:layer="layout" svg:width="1.1cm" svg:height="1.1cm" svg:x="32.902cm" svg:y="26.1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0" draw:text-style-name="P18" draw:layer="layout" draw:type="line" svg:x1="32.902cm" svg:y1="26.65cm" svg:x2="31.4cm" svg:y2="24.398cm" draw:start-shape="id305" draw:start-glue-point="6" draw:end-shape="id306" draw:end-glue-point="1" svg:d="M32902 26650l-1502-2252" svg:viewBox="0 0 1503 2253">
          <text:p/>
        </draw:connector>
        <draw:connector draw:style-name="gr110" draw:text-style-name="P18" draw:layer="layout" draw:type="line" svg:x1="32.901cm" svg:y1="24.949cm" svg:x2="31.4cm" svg:y2="24.398cm" draw:start-shape="id307" draw:start-glue-point="6" draw:end-shape="id306" draw:end-glue-point="1" svg:d="M32901 24949l-1501-551" svg:viewBox="0 0 1502 552">
          <text:p/>
        </draw:connector>
        <draw:connector draw:style-name="gr110" draw:text-style-name="P18" draw:layer="layout" draw:type="line" svg:x1="32.9cm" svg:y1="23.448cm" svg:x2="31.4cm" svg:y2="24.398cm" draw:start-shape="id308" draw:start-glue-point="6" draw:end-shape="id306" draw:end-glue-point="1" svg:d="M32900 23448l-1500 950" svg:viewBox="0 0 1501 951">
          <text:p/>
        </draw:connector>
        <draw:line draw:style-name="gr111" draw:text-style-name="P4" draw:layer="layout" svg:x1="32.1cm" svg:y1="22.4cm" svg:x2="32.1cm" svg:y2="27.5cm">
          <text:p/>
        </draw:line>
        <draw:g>
          <draw:custom-shape draw:style-name="gr109" draw:text-style-name="P17" draw:layer="layout" svg:width="1.1cm" svg:height="1.1cm" svg:x="24.5cm" svg:y="22.898cm">
            <text:p text:style-name="P3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17" draw:layer="layout" svg:width="1.1cm" svg:height="1.1cm" svg:x="24.501cm" svg:y="24.399cm">
            <text:p text:style-name="P3">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17" draw:layer="layout" svg:width="1.1cm" svg:height="1.1cm" svg:x="24.502cm" svg:y="26.1cm">
            <text:p text:style-name="P3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12" draw:text-style-name="P4" draw:layer="layout" svg:width="8.399cm" svg:height="1.299cm" svg:x="25cm" svg:y="21.6cm" svg:viewBox="0 0 8400 1300" svg:d="M8400 1300c0 0-1700-1300-4000-1300s-4400 1300-4400 13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90_20_degrees_20_wide_20_spacing" draw:display-name="Black 90 degrees wide spacing" draw:style="single" draw:color="#000000" draw:distance="1cm" draw:rotation="90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5-08-04T15:32:38.779766819</dc:date>
    <meta:editing-duration>P28DT54M17S</meta:editing-duration>
    <meta:editing-cycles>170</meta:editing-cycles>
    <meta:generator>LibreOffice/4.4.4.3$Linux_X86_64 LibreOffice_project/40m0$Build-3</meta:generator>
    <meta:print-date>2014-05-05T11:19:01.175441973</meta:print-date>
    <meta:document-statistic meta:object-count="882"/>
  </office:meta>
</office:document-meta>
</file>

<file path=Object 1/content.xml><?xml version="1.0" encoding="utf-8"?>
<math xmlns="http://www.w3.org/1998/Math/MathML" display="block"/>
</file>